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A.I._20_Artificial_20_Intelligence_20_photo_20_booths_20_rent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63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I. Artificial Intelligence photo booths ren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ai-face-swap-photo-booth/home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4755.71pt" draw:caption-point-x="1776.98pt" draw:caption-point-y="-4755.43pt">
              <dc:date>2024-08-06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5K5z84e7DQKUgEG9EmzH_g0u-owstZg9ORx_H6bhluY/edit?usp=sharing</text:p>
              <text:p text:style-name="P1"/>
              <text:p text:style-name="P1"><text:s/>document pub https://docs.google.com/document/d/15K5z84e7DQKUgEG9EmzH_g0u-owstZg9ORx_H6bhluY/pub</text:p>
              <text:p text:style-name="P1"/>
              <text:p text:style-name="P1"><text:s/>document view https://docs.google.com/document/d/15K5z84e7DQKUgEG9EmzH_g0u-owstZg9ORx_H6bhluY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qJtjUY_-JuHwPk8fHaIfQfVcjb0grQ4Ak9W9fXzqYHM/edit?usp=sharing</text:p>
              <text:p text:style-name="P1"/>
              <text:p text:style-name="P1"><text:s/>document pub https://docs.google.com/document/d/1qJtjUY_-JuHwPk8fHaIfQfVcjb0grQ4Ak9W9fXzqYHM/pub</text:p>
              <text:p text:style-name="P1"/>
              <text:p text:style-name="P1"><text:s/>document view https://docs.google.com/document/d/1qJtjUY_-JuHwPk8fHaIfQfVcjb0grQ4Ak9W9fXzqYHM/view</text:p>
              <text:p text:style-name="P1"/>
              <text:p text:style-name="P1"><text:s/>document https://docs.google.com/document/d/1Jwz11JrkhSxUcYBBBVIbjq8KgbMhtHK68zzCxAaOmh4/edit?usp=sharing</text:p>
              <text:p text:style-name="P1"/>
              <text:p text:style-name="P1"><text:s/>document pub https://docs.google.com/document/d/1Jwz11JrkhSxUcYBBBVIbjq8KgbMhtHK68zzCxAaOmh4/pub</text:p>
              <text:p text:style-name="P1"/>
              <text:p text:style-name="P1"><text:s/>document view https://docs.google.com/document/d/1Jwz11JrkhSxUcYBBBVIbjq8KgbMhtHK68zzCxAaOmh4/view</text:p>
              <text:p text:style-name="P1"/>
              <text:p text:style-name="P1"><text:s/>document https://docs.google.com/document/d/1flkWPa2-Tv0ll_BQQRRbJEd7Xs3qkgkB4mRixb5-xXo/edit?usp=sharing</text:p>
              <text:p text:style-name="P1"/>
              <text:p text:style-name="P1"><text:s/>document pub https://docs.google.com/document/d/1flkWPa2-Tv0ll_BQQRRbJEd7Xs3qkgkB4mRixb5-xXo/pub</text:p>
              <text:p text:style-name="P1"/>
              <text:p text:style-name="P1"><text:s/>document view https://docs.google.com/document/d/1flkWPa2-Tv0ll_BQQRRbJEd7Xs3qkgkB4mRixb5-xXo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1OCPMQKRPNgNQOSrGYB4mJLSOelA1TkFR3w1hIO5iF4/edit?usp=sharing</text:p>
              <text:p text:style-name="P1"/>
              <text:p text:style-name="P1"><text:s/>document pub https://docs.google.com/document/d/11OCPMQKRPNgNQOSrGYB4mJLSOelA1TkFR3w1hIO5iF4/pub</text:p>
              <text:p text:style-name="P1"/>
              <text:p text:style-name="P1"><text:s/>document view https://docs.google.com/document/d/11OCPMQKRPNgNQOSrGYB4mJLSOelA1TkFR3w1hIO5iF4/view</text:p>
              <text:p text:style-name="P1"><text:tab/>-Erin Edwards</text:p>
              <text:p text:style-name="P1">----</text:p>
              <text:p text:style-name="P1">document view https://docs.google.com/document/d/1q53KbwqLy6VzNDeiuirS0c4CpZkSozeqrsivr9fJ-XY/view</text:p>
              <text:p text:style-name="P1"/>
              <text:p text:style-name="P1"><text:s/>document https://docs.google.com/document/d/1OTLJtIFAKoH20DgJlsX75s8wCmlwgnrFBjcDkJZfsuQ/edit?usp=sharing</text:p>
              <text:p text:style-name="P1"/>
              <text:p text:style-name="P1"><text:s/>document pub https://docs.google.com/document/d/1OTLJtIFAKoH20DgJlsX75s8wCmlwgnrFBjcDkJZfsuQ/pub</text:p>
              <text:p text:style-name="P1"/>
              <text:p text:style-name="P1"><text:s/>document view https://docs.google.com/document/d/1OTLJtIFAKoH20DgJlsX75s8wCmlwgnrFBjcDkJZfsuQ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Q3kIAO9CZGjmb0CGwh0o_Y1bOiebKHfVU23HShsuKE0/edit?usp=sharing</text:p>
              <text:p text:style-name="P1"/>
              <text:p text:style-name="P1"><text:s/>document pub https://docs.google.com/document/d/1Q3kIAO9CZGjmb0CGwh0o_Y1bOiebKHfVU23HShsuKE0/pub</text:p>
              <text:p text:style-name="P1"/>
              <text:p text:style-name="P1"><text:s/>document view https://docs.google.com/document/d/1Q3kIAO9CZGjmb0CGwh0o_Y1bOiebKHfVU23HShsuKE0/view</text:p>
              <text:p text:style-name="P1"/>
              <text:p text:style-name="P1"><text:s/>document https://docs.google.com/document/d/1-aD1abGOv6j5VFaRecK1KNfkdBSXw6BRIbeifhfQ-fw/edit?usp=sharing</text:p>
              <text:p text:style-name="P1"/>
              <text:p text:style-name="P1"><text:s/>document pub https://docs.google.com/document/d/1-aD1abGOv6j5VFaRecK1KNfkdBSXw6BRIbeifhfQ-fw/pub</text:p>
              <text:p text:style-name="P1"/>
              <text:p text:style-name="P1"><text:s/>document view https://docs.google.com/document/d/1-aD1abGOv6j5VFaRecK1KNfkdBSXw6BRIbeifhfQ-fw/view</text:p>
              <text:p text:style-name="P1"/>
              <text:p text:style-name="P1"><text:s/>document https://docs.google.com/document/d/18lkCG_NTxM196V6g1hCyGEcDLvpvC_IZ6K9iY4-SVBo/edit?usp=sharing</text:p>
              <text:p text:style-name="P1"/>
              <text:p text:style-name="P1"><text:s/>document pub https://docs.google.com/document/d/18lkCG_NTxM196V6g1hCyGEcDLvpvC_IZ6K9iY4-SVBo/pub</text:p>
              <text:p text:style-name="P1"/>
              <text:p text:style-name="P1"><text:s/>document view https://docs.google.com/document/d/18lkCG_NTxM196V6g1hCyGEcDLvpvC_IZ6K9iY4-SVBo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VisrynX3VDDoshZmu6tutAXv0hG7F99pLsAdh0Wu6fo/edit?usp=sharing</text:p>
              <text:p text:style-name="P1"/>
              <text:p text:style-name="P1"><text:s/>document pub https://docs.google.com/document/d/1VisrynX3VDDoshZmu6tutAXv0hG7F99pLsAdh0Wu6fo/pub</text:p>
              <text:p text:style-name="P1"/>
              <text:p text:style-name="P1"><text:s/>document view https://docs.google.com/document/d/1VisrynX3VDDoshZmu6tutAXv0hG7F99pLsAdh0Wu6fo/view</text:p>
              <text:p text:style-name="P1"/>
              <text:p text:style-name="P1"><text:s/>document https://docs.google.com/document/d/1b-u3SoiYV5VuQYQoa0EFyvtJZiVIIMY3z3kfeJLtFQQ/edit?usp=sharing</text:p>
              <text:p text:style-name="P1"/>
              <text:p text:style-name="P1"><text:s/>document pub https://docs.google.com/document/d/1b-u3SoiYV5VuQYQoa0EFyvtJZiVIIMY3z3kfeJLtFQQ/pub</text:p>
              <text:p text:style-name="P1"/>
              <text:p text:style-name="P1"><text:s/>document view https://docs.google.com/document/d/1b-u3SoiYV5VuQYQoa0EFyvtJZiVIIMY3z3kfeJLtFQQ/view</text:p>
              <text:p text:style-name="P1"/>
              <text:p text:style-name="P1"><text:s/>document https://docs.google.com/document/d/1Ti8H1ZU-MxhwscokpEOwfUX2VsD4vdjyiQpkKVR2QLQ/edit?usp=sharing</text:p>
              <text:p text:style-name="P1"/>
              <text:p text:style-name="P1"><text:s/>document pub https://docs.google.com/document/d/1Ti8H1ZU-MxhwscokpEOwfUX2VsD4vdjyiQpkKVR2QLQ/pub</text:p>
              <text:p text:style-name="P1"/>
              <text:p text:style-name="P1"><text:s/>document view https://docs.google.com/document/d/1Ti8H1ZU-MxhwscokpEOwfUX2VsD4vdjyiQpkKVR2QLQ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Ht3eOZ8FcKWVfNYFvRdTP6oJjIvLCSqslgmub_lnBfU/edit?usp=sharing</text:p>
              <text:p text:style-name="P1"/>
              <text:p text:style-name="P1"><text:s/>document pub https://docs.google.com/document/d/1Ht3eOZ8FcKWVfNYFvRdTP6oJjIvLCSqslgmub_lnBfU/pub</text:p>
              <text:p text:style-name="P1"/>
              <text:p text:style-name="P1"><text:s/>document view https://docs.google.com/document/d/1Ht3eOZ8FcKWVfNYFvRdTP6oJjIvLCSqslgmub_lnBfU/view</text:p>
              <text:p text:style-name="P1"/>
              <text:p text:style-name="P1"><text:s/>document https://docs.google.com/document/d/1q53KbwqLy6VzNDeiuirS0c4CpZkSozeqrsivr9fJ-XY/edit?usp=sharing</text:p>
              <text:p text:style-name="P1"/>
              <text:p text:style-name="P1"><text:s/>document pub https://docs.google.com/document/d/1q53KbwqLy6VzNDeiuirS0c4CpZkSozeqrsivr9fJ-XY/pub</text:p>
              <text:p text:style-name="P1"><text:tab/>-Erin Edwards</text:p>
              <text:p text:style-name="P1">----</text:p>
              <text:p text:style-name="P1">document pub https://docs.google.com/document/d/1KSSCXFWwM3tf3fmaYmbuGSpZ8hB6qP78RSgqyQUCCmc/pub</text:p>
              <text:p text:style-name="P1"/>
              <text:p text:style-name="P1"><text:s/>document view https://docs.google.com/document/d/1KSSCXFWwM3tf3fmaYmbuGSpZ8hB6qP78RSgqyQUCCmc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ZcrelIPi0Tf3WudvmBi75nx91D1PebkNxuNvrvUQ52c/edit?usp=sharing</text:p>
              <text:p text:style-name="P1"/>
              <text:p text:style-name="P1"><text:s/>document pub https://docs.google.com/document/d/1ZcrelIPi0Tf3WudvmBi75nx91D1PebkNxuNvrvUQ52c/pub</text:p>
              <text:p text:style-name="P1"/>
              <text:p text:style-name="P1"><text:s/>document view https://docs.google.com/document/d/1ZcrelIPi0Tf3WudvmBi75nx91D1PebkNxuNvrvUQ52c/view</text:p>
              <text:p text:style-name="P1"/>
              <text:p text:style-name="P1"><text:s/>document https://docs.google.com/document/d/1BLmcWJsyTjtGTGqocBmyKZIV9ZMs6sdoef4HiQr111s/edit?usp=sharing</text:p>
              <text:p text:style-name="P1"/>
              <text:p text:style-name="P1"><text:s/>document pub https://docs.google.com/document/d/1BLmcWJsyTjtGTGqocBmyKZIV9ZMs6sdoef4HiQr111s/pub</text:p>
              <text:p text:style-name="P1"/>
              <text:p text:style-name="P1"><text:s/>document view https://docs.google.com/document/d/1BLmcWJsyTjtGTGqocBmyKZIV9ZMs6sdoef4HiQr111s/view</text:p>
              <text:p text:style-name="P1"/>
              <text:p text:style-name="P1"><text:s/>document https://docs.google.com/document/d/1XUyO1ZeU8vFiCcKYoCSL9xEvdNqf8rzsNm1EqxpENQo/edit?usp=sharing</text:p>
              <text:p text:style-name="P1"/>
              <text:p text:style-name="P1"><text:s/>document pub https://docs.google.com/document/d/1XUyO1ZeU8vFiCcKYoCSL9xEvdNqf8rzsNm1EqxpENQo/pub</text:p>
              <text:p text:style-name="P1"/>
              <text:p text:style-name="P1"><text:s/>document view https://docs.google.com/document/d/1XUyO1ZeU8vFiCcKYoCSL9xEvdNqf8rzsNm1EqxpENQo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MXJ1cXFxMzJob3Z2YTNpZWppYWNnbDQ2Zm8gZDc2MDMxNGRiOGQyYjM3YWJkZmUyNjhiODJkN2FiYmVlNGJmNThhNWNlZjI0YzcyOWNhYjg5ODgxYmJhNjQ4Mk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DhuiZZE6JhW0olVv_J9h0o29Yo7hghb8La7H5lAogXI/edit#gid=0</text:p>
              <text:p text:style-name="P1"/>
              <text:p text:style-name="P1"><text:s/>sheet https://docs.google.com/spreadsheets/d/1DhuiZZE6JhW0olVv_J9h0o29Yo7hghb8La7H5lAogXI/edit#gid=2046975151</text:p>
              <text:p text:style-name="P1"/>
              <text:p text:style-name="P1"><text:s/>sheet https://docs.google.com/spreadsheets/d/1DhuiZZE6JhW0olVv_J9h0o29Yo7hghb8La7H5lAogXI/edit#gid=493650161</text:p>
              <text:p text:style-name="P1"/>
              <text:p text:style-name="P1"><text:s/>sheet https://docs.google.com/spreadsheets/d/1DhuiZZE6JhW0olVv_J9h0o29Yo7hghb8La7H5lAogXI/edit#gid=1236790264</text:p>
              <text:p text:style-name="P1"/>
              <text:p text:style-name="P1"><text:s/>sheet https://docs.google.com/spreadsheets/d/1DhuiZZE6JhW0olVv_J9h0o29Yo7hghb8La7H5lAogXI/edit#gid=1191199435</text:p>
              <text:p text:style-name="P1"/>
              <text:p text:style-name="P1"><text:s/>folder HTML https://drive.google.com/drive/folders/12_vj_rsAfPaqFmEGYnXD7KFSYTqR5YY3?usp=sharing</text:p>
              <text:p text:style-name="P1"/>
              <text:p text:style-name="P1"><text:s/>HTML https://drive.google.com/file/d/1HRuLw7NkNfDE1Wz3VLOk1Rop8PAnEFQa/view?usp=sharing</text:p>
              <text:p text:style-name="P1"/>
              <text:p text:style-name="P1"><text:s/>folder Microsoft Files https://drive.google.com/drive/folders/1pa82aGyInZSR8j94_YkHlX1pf6ERtErp?usp=sharing</text:p>
              <text:p text:style-name="P1"/>
              <text:p text:style-name="P1"><text:s/>document https://docs.google.com/document/d/1yjjlEeb29-WVtervVRpXpawx-ov0aDqCb2JCWhlGfPE/edit?usp=sharing</text:p>
              <text:p text:style-name="P1"/>
              <text:p text:style-name="P1"><text:s/>document pub https://docs.google.com/document/d/1yjjlEeb29-WVtervVRpXpawx-ov0aDqCb2JCWhlGfPE/pub</text:p>
              <text:p text:style-name="P1"/>
              <text:p text:style-name="P1"><text:s/>document view https://docs.google.com/document/d/1yjjlEeb29-WVtervVRpXpawx-ov0aDqCb2JCWhlGfPE/view</text:p>
              <text:p text:style-name="P1"/>
              <text:p text:style-name="P1"><text:s/>document https://docs.google.com/document/d/1DAMnf9VxwvY5Qs2_1Cp6Z6nB9KReqzNRjEEAuaF0j4k/edit?usp=sharing</text:p>
              <text:p text:style-name="P1"/>
              <text:p text:style-name="P1"><text:s/>document pub https://docs.google.com/document/d/1DAMnf9VxwvY5Qs2_1Cp6Z6nB9KReqzNRjEEAuaF0j4k/pub</text:p>
              <text:p text:style-name="P1"/>
              <text:p text:style-name="P1"><text:s/>document view https://docs.google.com/document/d/1DAMnf9VxwvY5Qs2_1Cp6Z6nB9KReqzNRjEEAuaF0j4k/view</text:p>
              <text:p text:style-name="P1"/>
              <text:p text:style-name="P1"><text:s/>document https://docs.google.com/document/d/1KSSCXFWwM3tf3fmaYmbuGSpZ8hB6qP78RSgqyQUCCmc/edit?usp=sharing</text:p>
              <text:p text:style-name="P1"><text:tab/>-Erin Edwards</text:p>
              <text:p text:style-name="P1">----</text:p>
              <text:p text:style-name="P1">Calendar - All Day Event https://www.google.com/calendar/event?eid=cWxmN2dsM2FmYmx2aWdvY3ZwM2M1azVoYWc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bTkxazM0M2k2dGc5b2dkdnY0dDc3MmZjdmM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bjlhazlhbW1kNWhqa2wxMDZ0cG10cnA0dHM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aW9wYTNkYTQxZm82bzY1NXVubm1jNnBvdjg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MDkzMXJ2OG0xcnA2YjVybnNmMTgxamJzZXM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a2djYnVnazVrcWlpZmc5Y2tqaDlxbmU1MTQ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MGtsbzcxYWJxY3FmNGV0cnVjczFjMGV1YTQ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Zjh0ZXY3OTVhcXYxMm1sbHNzNW9jbWpibnM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dGhzZXBocmozYXU4ZmJmbXVrbTlidm9rMzQgZDc2MDMxNGRiOGQyYjM3YWJkZmUyNjhiODJkN2FiYmVlNGJmNThhNWNlZjI0YzcyOWNhYjg5ODgxYmJhNjQ4MkBncm91cC5jYWxlbmRhci5nb29nbGUuY29t</text:p>
              <text:p text:style-name="P1"><text:tab/>-Erin Edwards</text:p>
              <text:p text:style-name="P1">----</text:p>
              <text:p text:style-name="P1">document pub https://docs.google.com/document/d/1Z8FoSCIFMDjWWGNMY0PH_ath7j7XhMQXMFqEaqOcfd4/pub</text:p>
              <text:p text:style-name="P1"/>
              <text:p text:style-name="P1"><text:s/>document view https://docs.google.com/document/d/1Z8FoSCIFMDjWWGNMY0PH_ath7j7XhMQXMFqEaqOcfd4/view</text:p>
              <text:p text:style-name="P1"/>
              <text:p text:style-name="P1"><text:s/>presentation https://docs.google.com/presentation/d/1IWU8y7ZkwZ3zpSH38U5V8tSGYGOEfIq7fEVEgrmUbMU/edit?usp=sharing</text:p>
              <text:p text:style-name="P1"/>
              <text:p text:style-name="P1"><text:s/>presentation pub https://docs.google.com/presentation/d/1IWU8y7ZkwZ3zpSH38U5V8tSGYGOEfIq7fEVEgrmUbMU/pub?start=true&amp;loop=true&amp;delayms=3000</text:p>
              <text:p text:style-name="P1"/>
              <text:p text:style-name="P1"><text:s/>presentation view https://docs.google.com/presentation/d/1IWU8y7ZkwZ3zpSH38U5V8tSGYGOEfIq7fEVEgrmUbMU/view</text:p>
              <text:p text:style-name="P1"/>
              <text:p text:style-name="P1"><text:s/>presentation html https://docs.google.com/presentation/d/1IWU8y7ZkwZ3zpSH38U5V8tSGYGOEfIq7fEVEgrmUbMU/htmlpresent</text:p>
              <text:p text:style-name="P1"/>
              <text:p text:style-name="P1"><text:s/>calendar https://calendar.google.com/calendar/embed?src=d760314db8d2b37abdfe268b82d7abbee4bf58a5cef24c729cab89881bba6482@group.calendar.google.com</text:p>
              <text:p text:style-name="P1"/>
              <text:p text:style-name="P1"><text:s/>Calendar - All Day Event https://www.google.com/calendar/event?eid=ZWY3YmdiNmYzN2RjZDVvOTUzb3Q3MGV1ZTg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aGdrYjFlazJhM2cxYjZhMm4xdTVvOWVrcTg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b3BrbnFkMHVtbHV2ampqYWgyY2NudHZqNWc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ZG8wZThtb3V1aWNwZXRudmwza3RtaXJtMmcgZDc2MDMxNGRiOGQyYjM3YWJkZmUyNjhiODJkN2FiYmVlNGJmNThhNWNlZjI0YzcyOWNhYjg5ODgxYmJhNjQ4MkBncm91cC5jYWxlbmRhci5nb29nbGUuY29t</text:p>
              <text:p text:style-name="P1"/>
              <text:p text:style-name="P1"><text:s/>Calendar - All Day Event https://www.google.com/calendar/event?eid=c3ZoZDRyMnI1ZGd1aDlvOGRsZjYxYW81bDQgZDc2MDMxNGRiOGQyYjM3YWJkZmUyNjhiODJkN2FiYmVlNGJmNThhNWNlZjI0YzcyOWNhYjg5ODgxYmJhNjQ4Mk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CA132MqbTZEOZ4eqWszFi2ugz4nWQQ22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F8lPzBYk6wCIXHXeq45y8ep-4IQdsajq?usp=sharing</text:p>
              <text:p text:style-name="P1"/>
              <text:p text:style-name="P1"><text:s/>folder photos https://drive.google.com/drive/folders/187s7su-neEL7vfzwU_meymQBg3lM0AeU?usp=sharing</text:p>
              <text:p text:style-name="P1"/>
              <text:p text:style-name="P1"><text:s/>folder pdfs https://drive.google.com/drive/folders/1NgLLBqv5IG08o8Ih87c9WalFwPkAIY5m?usp=sharing</text:p>
              <text:p text:style-name="P1"/>
              <text:p text:style-name="P1"><text:s/>folder slides https://drive.google.com/drive/folders/1doJeliDukQAUYhLjWfWFFskpPC9fnm5j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DozG1gTEd_5CtG7v_9mOv0TLNImFKdu_/view?usp=sharing</text:p>
              <text:p text:style-name="P1"/>
              <text:p text:style-name="P1"><text:s/>spreadsheet https://docs.google.com/spreadsheets/d/1DhuiZZE6JhW0olVv_J9h0o29Yo7hghb8La7H5lAogXI/edit?usp=sharing</text:p>
              <text:p text:style-name="P1"/>
              <text:p text:style-name="P1"><text:s/>spreadsheet key https://docs.google.com/spreadsheet/pub?key=1DhuiZZE6JhW0olVv_J9h0o29Yo7hghb8La7H5lAogXI</text:p>
              <text:p text:style-name="P1"/>
              <text:p text:style-name="P1"><text:s/>spreadsheet pubhtml https://docs.google.com/spreadsheets/d/1DhuiZZE6JhW0olVv_J9h0o29Yo7hghb8La7H5lAogXI/pubhtml</text:p>
              <text:p text:style-name="P1"/>
              <text:p text:style-name="P1"><text:s/>spreadsheet pub https://docs.google.com/spreadsheets/d/1DhuiZZE6JhW0olVv_J9h0o29Yo7hghb8La7H5lAogXI/pub</text:p>
              <text:p text:style-name="P1"/>
              <text:p text:style-name="P1"><text:s/>spreadsheet view https://docs.google.com/spreadsheets/d/1DhuiZZE6JhW0olVv_J9h0o29Yo7hghb8La7H5lAogXI/view</text:p>
              <text:p text:style-name="P1"/>
              <text:p text:style-name="P1"><text:s/>form https://docs.google.com/forms/d/1kwoP1C6GiFuwke6bC3oQyTXUMU3oIWx7urV0jCMGzJw/edit?usp=sharing</text:p>
              <text:p text:style-name="P1"/>
              <text:p text:style-name="P1"><text:s/>drawing https://docs.google.com/drawings/d/1On1DTWNBx8qE7XdatPfug-tddqpar8XEFbT7ZdBfhNs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Z8FoSCIFMDjWWGNMY0PH_ath7j7XhMQXMFqEaqOcfd4/edit?usp=sharing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sites.google.com/view/ai-face-swap-photo-booth/home&quot;; image(&quot;https://api.qrserver.com/v1/create-qr-code/?size=150x150&amp;data=https://sites.google.com/view/ai-face-swap-photo-booth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ai-face-swap-photo-booth/home" xlink:type="simple">https://sites.google.com/view/ai-face-swap-photo-booth/home</text:a></text:p>
          </table:table-cell>
          <table:table-cell table:style-name="ce3" table:formula="of:=HYPERLINK(&quot;https://sites.google.com/view/ai-face-swap-photo-booth/home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drive.google.com/drive/folders/1CA132MqbTZEOZ4eqWszFi2ugz4nWQQ22?usp=sharing&quot;; image(&quot;https://api.qrserver.com/v1/create-qr-code/?size=150x150&amp;data=https://drive.google.com/drive/folders/1CA132MqbTZEOZ4eqWszFi2ugz4nWQQ22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CA132MqbTZEOZ4eqWszFi2ugz4nWQQ22?usp=sharing" xlink:type="simple">https://drive.google.com/drive/folders/1CA132MqbTZEOZ4eqWszFi2ugz4nWQQ22?usp=sharing</text:a></text:p>
          </table:table-cell>
          <table:table-cell table:style-name="ce3" table:formula="of:=HYPERLINK(&quot;https://drive.google.com/drive/folders/1CA132MqbTZEOZ4eqWszFi2ugz4nWQQ22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news.google.com/rss/search?q=aiphotobooth&quot;; image(&quot;https://api.qrserver.com/v1/create-qr-code/?size=150x150&amp;data=https://news.google.com/rss/search?q=aiphotoboot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aiphotobooth" xlink:type="simple">https://news.google.com/rss/search?q=aiphotobooth</text:a></text:p>
          </table:table-cell>
          <table:table-cell table:style-name="ce3" table:formula="of:=HYPERLINK(&quot;https://news.google.com/rss/search?q=aiphotobooth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A.I. Artificial Intelligence photo booths rent Articles</text:p>
          </table:table-cell>
          <table:table-cell table:style-name="ce3" table:formula="of:=HYPERLINK(&quot;https://drive.google.com/drive/folders/1F8lPzBYk6wCIXHXeq45y8ep-4IQdsajq?usp=sharing&quot;; image(&quot;https://api.qrserver.com/v1/create-qr-code/?size=150x150&amp;data=https://drive.google.com/drive/folders/1F8lPzBYk6wCIXHXeq45y8ep-4IQdsajq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F8lPzBYk6wCIXHXeq45y8ep-4IQdsajq?usp=sharing" xlink:type="simple">https://drive.google.com/drive/folders/1F8lPzBYk6wCIXHXeq45y8ep-4IQdsajq?usp=sharing</text:a></text:p>
          </table:table-cell>
          <table:table-cell table:style-name="ce3" table:formula="of:=HYPERLINK(&quot;https://drive.google.com/drive/folders/1F8lPzBYk6wCIXHXeq45y8ep-4IQdsajq?usp=sharing&quot;;&quot;A.I. Artificial Intelligence photo booths rent Articles&quot;)" office:value-type="string" office:string-value="A.I. Artificial Intelligence photo booths rent Articles" calcext:value-type="string">
            <text:p>A.I. Artificial Intelligence photo booths rent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A.I. Artificial Intelligence photo booths rent Photos</text:p>
          </table:table-cell>
          <table:table-cell table:style-name="ce3" table:formula="of:=HYPERLINK(&quot;https://drive.google.com/drive/folders/187s7su-neEL7vfzwU_meymQBg3lM0AeU?usp=sharing&quot;; image(&quot;https://api.qrserver.com/v1/create-qr-code/?size=150x150&amp;data=https://drive.google.com/drive/folders/187s7su-neEL7vfzwU_meymQBg3lM0AeU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87s7su-neEL7vfzwU_meymQBg3lM0AeU?usp=sharing" xlink:type="simple">https://drive.google.com/drive/folders/187s7su-neEL7vfzwU_meymQBg3lM0AeU?usp=sharing</text:a></text:p>
          </table:table-cell>
          <table:table-cell table:style-name="ce3" table:formula="of:=HYPERLINK(&quot;https://drive.google.com/drive/folders/187s7su-neEL7vfzwU_meymQBg3lM0AeU?usp=sharing&quot;;&quot;A.I. Artificial Intelligence photo booths rent Photos&quot;)" office:value-type="string" office:string-value="A.I. Artificial Intelligence photo booths rent Photos" calcext:value-type="string">
            <text:p>A.I. Artificial Intelligence photo booths rent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A.I. Artificial Intelligence photo booths rent PDFs</text:p>
          </table:table-cell>
          <table:table-cell table:style-name="ce3" table:formula="of:=HYPERLINK(&quot;https://drive.google.com/drive/folders/1NgLLBqv5IG08o8Ih87c9WalFwPkAIY5m?usp=sharing&quot;; image(&quot;https://api.qrserver.com/v1/create-qr-code/?size=150x150&amp;data=https://drive.google.com/drive/folders/1NgLLBqv5IG08o8Ih87c9WalFwPkAIY5m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NgLLBqv5IG08o8Ih87c9WalFwPkAIY5m?usp=sharing" xlink:type="simple">https://drive.google.com/drive/folders/1NgLLBqv5IG08o8Ih87c9WalFwPkAIY5m?usp=sharing</text:a></text:p>
          </table:table-cell>
          <table:table-cell table:style-name="ce3" table:formula="of:=HYPERLINK(&quot;https://drive.google.com/drive/folders/1NgLLBqv5IG08o8Ih87c9WalFwPkAIY5m?usp=sharing&quot;;&quot;A.I. Artificial Intelligence photo booths rent PDFs&quot;)" office:value-type="string" office:string-value="A.I. Artificial Intelligence photo booths rent PDFs" calcext:value-type="string">
            <text:p>A.I. Artificial Intelligence photo booths rent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A.I. Artificial Intelligence photo booths rent Slides</text:p>
          </table:table-cell>
          <table:table-cell table:style-name="ce3" table:formula="of:=HYPERLINK(&quot;https://drive.google.com/drive/folders/1doJeliDukQAUYhLjWfWFFskpPC9fnm5j?usp=sharing&quot;; image(&quot;https://api.qrserver.com/v1/create-qr-code/?size=150x150&amp;data=https://drive.google.com/drive/folders/1doJeliDukQAUYhLjWfWFFskpPC9fnm5j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doJeliDukQAUYhLjWfWFFskpPC9fnm5j?usp=sharing" xlink:type="simple">https://drive.google.com/drive/folders/1doJeliDukQAUYhLjWfWFFskpPC9fnm5j?usp=sharing</text:a></text:p>
          </table:table-cell>
          <table:table-cell table:style-name="ce3" table:formula="of:=HYPERLINK(&quot;https://drive.google.com/drive/folders/1doJeliDukQAUYhLjWfWFFskpPC9fnm5j?usp=sharing&quot;;&quot;A.I. Artificial Intelligence photo booths rent Slides&quot;)" office:value-type="string" office:string-value="A.I. Artificial Intelligence photo booths rent Slides" calcext:value-type="string">
            <text:p>A.I. Artificial Intelligence photo booths rent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drive.google.com/file/d/1S5sjkvMhie1HaZ6IJAtEozK_5kzeiW10/view?usp=sharing&quot;; image(&quot;https://api.qrserver.com/v1/create-qr-code/?size=150x150&amp;data=https://drive.google.com/file/d/1S5sjkvMhie1HaZ6IJAtEozK_5kzeiW10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S5sjkvMhie1HaZ6IJAtEozK_5kzeiW10/view?usp=sharing" xlink:type="simple">https://drive.google.com/file/d/1S5sjkvMhie1HaZ6IJAtEozK_5kzeiW10/view?usp=sharing</text:a></text:p>
          </table:table-cell>
          <table:table-cell table:style-name="ce3" table:formula="of:=HYPERLINK(&quot;https://drive.google.com/file/d/1S5sjkvMhie1HaZ6IJAtEozK_5kzeiW10/view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drive.google.com/file/d/1IByJfZTakIptE6tLQpRfFEZJvkhpjvna/view?usp=sharing&quot;; image(&quot;https://api.qrserver.com/v1/create-qr-code/?size=150x150&amp;data=https://drive.google.com/file/d/1IByJfZTakIptE6tLQpRfFEZJvkhpjvna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IByJfZTakIptE6tLQpRfFEZJvkhpjvna/view?usp=sharing" xlink:type="simple">https://drive.google.com/file/d/1IByJfZTakIptE6tLQpRfFEZJvkhpjvna/view?usp=sharing</text:a></text:p>
          </table:table-cell>
          <table:table-cell table:style-name="ce3" table:formula="of:=HYPERLINK(&quot;https://drive.google.com/file/d/1IByJfZTakIptE6tLQpRfFEZJvkhpjvna/view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drive.google.com/file/d/1mz_u8Q0HMByzzD3CtqVB6w3zXsh9l5I5/view?usp=sharing&quot;; image(&quot;https://api.qrserver.com/v1/create-qr-code/?size=150x150&amp;data=https://drive.google.com/file/d/1mz_u8Q0HMByzzD3CtqVB6w3zXsh9l5I5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mz_u8Q0HMByzzD3CtqVB6w3zXsh9l5I5/view?usp=sharing" xlink:type="simple">https://drive.google.com/file/d/1mz_u8Q0HMByzzD3CtqVB6w3zXsh9l5I5/view?usp=sharing</text:a></text:p>
          </table:table-cell>
          <table:table-cell table:style-name="ce3" table:formula="of:=HYPERLINK(&quot;https://drive.google.com/file/d/1mz_u8Q0HMByzzD3CtqVB6w3zXsh9l5I5/view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drive.google.com/file/d/1DozG1gTEd_5CtG7v_9mOv0TLNImFKdu_/view?usp=sharing&quot;; image(&quot;https://api.qrserver.com/v1/create-qr-code/?size=150x150&amp;data=https://drive.google.com/file/d/1DozG1gTEd_5CtG7v_9mOv0TLNImFKdu_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DozG1gTEd_5CtG7v_9mOv0TLNImFKdu_/view?usp=sharing" xlink:type="simple">https://drive.google.com/file/d/1DozG1gTEd_5CtG7v_9mOv0TLNImFKdu_/view?usp=sharing</text:a></text:p>
          </table:table-cell>
          <table:table-cell table:style-name="ce3" table:formula="of:=HYPERLINK(&quot;https://drive.google.com/file/d/1DozG1gTEd_5CtG7v_9mOv0TLNImFKdu_/view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docs.google.com/spreadsheets/d/1DhuiZZE6JhW0olVv_J9h0o29Yo7hghb8La7H5lAogXI/edit?usp=sharing&quot;; image(&quot;https://api.qrserver.com/v1/create-qr-code/?size=150x150&amp;data=https://docs.google.com/spreadsheets/d/1DhuiZZE6JhW0olVv_J9h0o29Yo7hghb8La7H5lAogXI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DhuiZZE6JhW0olVv_J9h0o29Yo7hghb8La7H5lAogXI/edit?usp=sharing" xlink:type="simple">https://docs.google.com/spreadsheets/d/1DhuiZZE6JhW0olVv_J9h0o29Yo7hghb8La7H5lAogXI/edit?usp=sharing</text:a></text:p>
          </table:table-cell>
          <table:table-cell table:style-name="ce3" table:formula="of:=HYPERLINK(&quot;https://docs.google.com/spreadsheets/d/1DhuiZZE6JhW0olVv_J9h0o29Yo7hghb8La7H5lAogXI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A.I. Artificial Intelligence photo booths rent key</text:p>
          </table:table-cell>
          <table:table-cell table:style-name="ce3" table:formula="of:=HYPERLINK(&quot;https://docs.google.com/spreadsheet/pub?key=1DhuiZZE6JhW0olVv_J9h0o29Yo7hghb8La7H5lAogXI&quot;; image(&quot;https://api.qrserver.com/v1/create-qr-code/?size=150x150&amp;data=https://docs.google.com/spreadsheet/pub?key=1DhuiZZE6JhW0olVv_J9h0o29Yo7hghb8La7H5lAogX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DhuiZZE6JhW0olVv_J9h0o29Yo7hghb8La7H5lAogXI" xlink:type="simple">https://docs.google.com/spreadsheet/pub?key=1DhuiZZE6JhW0olVv_J9h0o29Yo7hghb8La7H5lAogXI</text:a></text:p>
          </table:table-cell>
          <table:table-cell table:style-name="ce3" table:formula="of:=HYPERLINK(&quot;https://docs.google.com/spreadsheets/d/1DhuiZZE6JhW0olVv_J9h0o29Yo7hghb8La7H5lAogXI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A.I. Artificial Intelligence photo booths rent pubhtml</text:p>
          </table:table-cell>
          <table:table-cell table:style-name="ce3" table:formula="of:=HYPERLINK(&quot;https://docs.google.com/spreadsheets/d/1DhuiZZE6JhW0olVv_J9h0o29Yo7hghb8La7H5lAogXI/pubhtml&quot;; image(&quot;https://api.qrserver.com/v1/create-qr-code/?size=150x150&amp;data=https://docs.google.com/spreadsheets/d/1DhuiZZE6JhW0olVv_J9h0o29Yo7hghb8La7H5lAogXI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DhuiZZE6JhW0olVv_J9h0o29Yo7hghb8La7H5lAogXI/pubhtml" xlink:type="simple">https://docs.google.com/spreadsheets/d/1DhuiZZE6JhW0olVv_J9h0o29Yo7hghb8La7H5lAogXI/pubhtml</text:a></text:p>
          </table:table-cell>
          <table:table-cell table:style-name="ce3" table:formula="of:=HYPERLINK(&quot;https://docs.google.com/spreadsheets/d/1DhuiZZE6JhW0olVv_J9h0o29Yo7hghb8La7H5lAogXI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A.I. Artificial Intelligence photo booths rent pub</text:p>
          </table:table-cell>
          <table:table-cell table:style-name="ce3" table:formula="of:=HYPERLINK(&quot;https://docs.google.com/spreadsheets/d/1DhuiZZE6JhW0olVv_J9h0o29Yo7hghb8La7H5lAogXI/pub&quot;; image(&quot;https://api.qrserver.com/v1/create-qr-code/?size=150x150&amp;data=https://docs.google.com/spreadsheets/d/1DhuiZZE6JhW0olVv_J9h0o29Yo7hghb8La7H5lAogXI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DhuiZZE6JhW0olVv_J9h0o29Yo7hghb8La7H5lAogXI/pub" xlink:type="simple">https://docs.google.com/spreadsheets/d/1DhuiZZE6JhW0olVv_J9h0o29Yo7hghb8La7H5lAogXI/pub</text:a></text:p>
          </table:table-cell>
          <table:table-cell table:style-name="ce3" table:formula="of:=HYPERLINK(&quot;https://docs.google.com/spreadsheets/d/1DhuiZZE6JhW0olVv_J9h0o29Yo7hghb8La7H5lAogXI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A.I. Artificial Intelligence photo booths rent view</text:p>
          </table:table-cell>
          <table:table-cell table:style-name="ce3" table:formula="of:=HYPERLINK(&quot;https://docs.google.com/spreadsheets/d/1DhuiZZE6JhW0olVv_J9h0o29Yo7hghb8La7H5lAogXI/view&quot;; image(&quot;https://api.qrserver.com/v1/create-qr-code/?size=150x150&amp;data=https://docs.google.com/spreadsheets/d/1DhuiZZE6JhW0olVv_J9h0o29Yo7hghb8La7H5lAogXI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DhuiZZE6JhW0olVv_J9h0o29Yo7hghb8La7H5lAogXI/view" xlink:type="simple">https://docs.google.com/spreadsheets/d/1DhuiZZE6JhW0olVv_J9h0o29Yo7hghb8La7H5lAogXI/view</text:a></text:p>
          </table:table-cell>
          <table:table-cell table:style-name="ce3" table:formula="of:=HYPERLINK(&quot;https://docs.google.com/spreadsheets/d/1DhuiZZE6JhW0olVv_J9h0o29Yo7hghb8La7H5lAogXI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docs.google.com/forms/d/1kwoP1C6GiFuwke6bC3oQyTXUMU3oIWx7urV0jCMGzJw/edit?usp=sharing&quot;; image(&quot;https://api.qrserver.com/v1/create-qr-code/?size=150x150&amp;data=https://docs.google.com/forms/d/1kwoP1C6GiFuwke6bC3oQyTXUMU3oIWx7urV0jCMGzJw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kwoP1C6GiFuwke6bC3oQyTXUMU3oIWx7urV0jCMGzJw/edit?usp=sharing" xlink:type="simple">https://docs.google.com/forms/d/1kwoP1C6GiFuwke6bC3oQyTXUMU3oIWx7urV0jCMGzJw/edit?usp=sharing</text:a></text:p>
          </table:table-cell>
          <table:table-cell table:style-name="ce3" table:formula="of:=HYPERLINK(&quot;https://docs.google.com/forms/d/1kwoP1C6GiFuwke6bC3oQyTXUMU3oIWx7urV0jCMGzJw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docs.google.com/drawings/d/1On1DTWNBx8qE7XdatPfug-tddqpar8XEFbT7ZdBfhNs/edit?usp=sharing&quot;; image(&quot;https://api.qrserver.com/v1/create-qr-code/?size=150x150&amp;data=https://docs.google.com/drawings/d/1On1DTWNBx8qE7XdatPfug-tddqpar8XEFbT7ZdBfhNs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On1DTWNBx8qE7XdatPfug-tddqpar8XEFbT7ZdBfhNs/edit?usp=sharing" xlink:type="simple">https://docs.google.com/drawings/d/1On1DTWNBx8qE7XdatPfug-tddqpar8XEFbT7ZdBfhNs/edit?usp=sharing</text:a></text:p>
          </table:table-cell>
          <table:table-cell table:style-name="ce3" table:formula="of:=HYPERLINK(&quot;https://docs.google.com/drawings/d/1On1DTWNBx8qE7XdatPfug-tddqpar8XEFbT7ZdBfhNs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ai-face-swap-photo-booth/home&quot;; image(&quot;https://api.qrserver.com/v1/create-qr-code/?size=150x150&amp;data=https://sites.google.com/view/ai-face-swap-photo-booth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ai-face-swap-photo-booth/home" xlink:type="simple">https://sites.google.com/view/ai-face-swap-photo-booth/home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docs.google.com/document/d/1Z8FoSCIFMDjWWGNMY0PH_ath7j7XhMQXMFqEaqOcfd4/edit?usp=sharing&quot;; image(&quot;https://api.qrserver.com/v1/create-qr-code/?size=150x150&amp;data=https://docs.google.com/document/d/1Z8FoSCIFMDjWWGNMY0PH_ath7j7XhMQXMFqEaqOcfd4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8FoSCIFMDjWWGNMY0PH_ath7j7XhMQXMFqEaqOcfd4/edit?usp=sharing" xlink:type="simple">https://docs.google.com/document/d/1Z8FoSCIFMDjWWGNMY0PH_ath7j7XhMQXMFqEaqOcfd4/edit?usp=sharing</text:a></text:p>
          </table:table-cell>
          <table:table-cell table:style-name="ce3" table:formula="of:=HYPERLINK(&quot;https://docs.google.com/document/d/1Z8FoSCIFMDjWWGNMY0PH_ath7j7XhMQXMFqEaqOcfd4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s rent pub</text:p>
          </table:table-cell>
          <table:table-cell table:style-name="ce3" table:formula="of:=HYPERLINK(&quot;https://docs.google.com/document/d/1Z8FoSCIFMDjWWGNMY0PH_ath7j7XhMQXMFqEaqOcfd4/pub&quot;; image(&quot;https://api.qrserver.com/v1/create-qr-code/?size=150x150&amp;data=https://docs.google.com/document/d/1Z8FoSCIFMDjWWGNMY0PH_ath7j7XhMQXMFqEaqOcfd4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8FoSCIFMDjWWGNMY0PH_ath7j7XhMQXMFqEaqOcfd4/pub" xlink:type="simple">https://docs.google.com/document/d/1Z8FoSCIFMDjWWGNMY0PH_ath7j7XhMQXMFqEaqOcfd4/pub</text:a></text:p>
          </table:table-cell>
          <table:table-cell table:style-name="ce3" table:formula="of:=HYPERLINK(&quot;https://docs.google.com/document/d/1Z8FoSCIFMDjWWGNMY0PH_ath7j7XhMQXMFqEaqOcfd4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s rent view</text:p>
          </table:table-cell>
          <table:table-cell table:style-name="ce3" table:formula="of:=HYPERLINK(&quot;https://docs.google.com/document/d/1Z8FoSCIFMDjWWGNMY0PH_ath7j7XhMQXMFqEaqOcfd4/view&quot;; image(&quot;https://api.qrserver.com/v1/create-qr-code/?size=150x150&amp;data=https://docs.google.com/document/d/1Z8FoSCIFMDjWWGNMY0PH_ath7j7XhMQXMFqEaqOcfd4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8FoSCIFMDjWWGNMY0PH_ath7j7XhMQXMFqEaqOcfd4/view" xlink:type="simple">https://docs.google.com/document/d/1Z8FoSCIFMDjWWGNMY0PH_ath7j7XhMQXMFqEaqOcfd4/view</text:a></text:p>
          </table:table-cell>
          <table:table-cell table:style-name="ce3" table:formula="of:=HYPERLINK(&quot;https://docs.google.com/document/d/1Z8FoSCIFMDjWWGNMY0PH_ath7j7XhMQXMFqEaqOcfd4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docs.google.com/presentation/d/1IWU8y7ZkwZ3zpSH38U5V8tSGYGOEfIq7fEVEgrmUbMU/edit?usp=sharing&quot;; image(&quot;https://api.qrserver.com/v1/create-qr-code/?size=150x150&amp;data=https://docs.google.com/presentation/d/1IWU8y7ZkwZ3zpSH38U5V8tSGYGOEfIq7fEVEgrmUbMU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IWU8y7ZkwZ3zpSH38U5V8tSGYGOEfIq7fEVEgrmUbMU/edit?usp=sharing" xlink:type="simple">https://docs.google.com/presentation/d/1IWU8y7ZkwZ3zpSH38U5V8tSGYGOEfIq7fEVEgrmUbMU/edit?usp=sharing</text:a></text:p>
          </table:table-cell>
          <table:table-cell table:style-name="ce3" table:formula="of:=HYPERLINK(&quot;https://docs.google.com/presentation/d/1IWU8y7ZkwZ3zpSH38U5V8tSGYGOEfIq7fEVEgrmUbMU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A.I. Artificial Intelligence photo booths rent pub</text:p>
          </table:table-cell>
          <table:table-cell table:style-name="ce3" table:formula="of:=HYPERLINK(&quot;https://docs.google.com/presentation/d/1IWU8y7ZkwZ3zpSH38U5V8tSGYGOEfIq7fEVEgrmUbMU/pub?start=true&amp;loop=true&amp;delayms=3000&quot;; image(&quot;https://api.qrserver.com/v1/create-qr-code/?size=150x150&amp;data=https://docs.google.com/presentation/d/1IWU8y7ZkwZ3zpSH38U5V8tSGYGOEfIq7fEVEgrmUbMU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IWU8y7ZkwZ3zpSH38U5V8tSGYGOEfIq7fEVEgrmUbMU/pub?start=true&amp;loop=true&amp;delayms=3000" xlink:type="simple">https://docs.google.com/presentation/d/1IWU8y7ZkwZ3zpSH38U5V8tSGYGOEfIq7fEVEgrmUbMU/pub?start=true&amp;loop=true&amp;delayms=3000</text:a></text:p>
          </table:table-cell>
          <table:table-cell table:style-name="ce3" table:formula="of:=HYPERLINK(&quot;https://docs.google.com/presentation/d/1IWU8y7ZkwZ3zpSH38U5V8tSGYGOEfIq7fEVEgrmUbMU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A.I. Artificial Intelligence photo booths rent view</text:p>
          </table:table-cell>
          <table:table-cell table:style-name="ce3" table:formula="of:=HYPERLINK(&quot;https://docs.google.com/presentation/d/1IWU8y7ZkwZ3zpSH38U5V8tSGYGOEfIq7fEVEgrmUbMU/view&quot;; image(&quot;https://api.qrserver.com/v1/create-qr-code/?size=150x150&amp;data=https://docs.google.com/presentation/d/1IWU8y7ZkwZ3zpSH38U5V8tSGYGOEfIq7fEVEgrmUbMU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IWU8y7ZkwZ3zpSH38U5V8tSGYGOEfIq7fEVEgrmUbMU/view" xlink:type="simple">https://docs.google.com/presentation/d/1IWU8y7ZkwZ3zpSH38U5V8tSGYGOEfIq7fEVEgrmUbMU/view</text:a></text:p>
          </table:table-cell>
          <table:table-cell table:style-name="ce3" table:formula="of:=HYPERLINK(&quot;https://docs.google.com/presentation/d/1IWU8y7ZkwZ3zpSH38U5V8tSGYGOEfIq7fEVEgrmUbMU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A.I. Artificial Intelligence photo booths rent html</text:p>
          </table:table-cell>
          <table:table-cell table:style-name="ce3" table:formula="of:=HYPERLINK(&quot;https://docs.google.com/presentation/d/1IWU8y7ZkwZ3zpSH38U5V8tSGYGOEfIq7fEVEgrmUbMU/htmlpresent&quot;; image(&quot;https://api.qrserver.com/v1/create-qr-code/?size=150x150&amp;data=https://docs.google.com/presentation/d/1IWU8y7ZkwZ3zpSH38U5V8tSGYGOEfIq7fEVEgrmUbMU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IWU8y7ZkwZ3zpSH38U5V8tSGYGOEfIq7fEVEgrmUbMU/htmlpresent" xlink:type="simple">https://docs.google.com/presentation/d/1IWU8y7ZkwZ3zpSH38U5V8tSGYGOEfIq7fEVEgrmUbMU/htmlpresent</text:a></text:p>
          </table:table-cell>
          <table:table-cell table:style-name="ce3" table:formula="of:=HYPERLINK(&quot;https://docs.google.com/presentation/d/1IWU8y7ZkwZ3zpSH38U5V8tSGYGOEfIq7fEVEgrmUbMU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A.I. Artificial Intelligence photo booths rent</text:p>
          </table:table-cell>
          <table:table-cell table:style-name="ce3" table:formula="of:=HYPERLINK(&quot;https://calendar.google.com/calendar/embed?src=d760314db8d2b37abdfe268b82d7abbee4bf58a5cef24c729cab89881bba6482@group.calendar.google.com&quot;; image(&quot;https://api.qrserver.com/v1/create-qr-code/?size=150x150&amp;data=https://calendar.google.com/calendar/embed?src=d760314db8d2b37abdfe268b82d7abbee4bf58a5cef24c729cab89881bba6482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/calendar/embed?src=d760314db8d2b37abdfe268b82d7abbee4bf58a5cef24c729cab89881bba6482@group.calendar.google.com" xlink:type="simple">https://calendar.google.com/calendar/embed?src=d760314db8d2b37abdfe268b82d7abbee4bf58a5cef24c729cab89881bba6482@group.calendar.google.com</text:a></text:p>
          </table:table-cell>
          <table:table-cell table:style-name="ce3" table:formula="of:=HYPERLINK(&quot;https://calendar.google.com/calendar/embed?src=d760314db8d2b37abdfe268b82d7abbee4bf58a5cef24c729cab89881bba6482@group.calendar.google.com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ZWY3YmdiNmYzN2RjZDVvOTUzb3Q3MGV1ZTggZDc2MDMxNGRiOGQyYjM3YWJkZmUyNjhiODJkN2FiYmVlNGJmNThhNWNlZjI0YzcyOWNhYjg5ODgxYmJhNjQ4MkBncm91cC5jYWxlbmRhci5nb29nbGUuY29t&quot;; image(&quot;https://api.qrserver.com/v1/create-qr-code/?size=150x150&amp;data=https://www.google.com/calendar/event?eid=ZWY3YmdiNmYzN2RjZDVvOTUzb3Q3MGV1ZTg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WY3YmdiNmYzN2RjZDVvOTUzb3Q3MGV1ZTggZDc2MDMxNGRiOGQyYjM3YWJkZmUyNjhiODJkN2FiYmVlNGJmNThhNWNlZjI0YzcyOWNhYjg5ODgxYmJhNjQ4MkBncm91cC5jYWxlbmRhci5nb29nbGUuY29t" xlink:type="simple">https://www.google.com/calendar/event?eid=ZWY3YmdiNmYzN2RjZDVvOTUzb3Q3MGV1ZTg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ZWY3YmdiNmYzN2RjZDVvOTUzb3Q3MGV1ZTg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aGdrYjFlazJhM2cxYjZhMm4xdTVvOWVrcTggZDc2MDMxNGRiOGQyYjM3YWJkZmUyNjhiODJkN2FiYmVlNGJmNThhNWNlZjI0YzcyOWNhYjg5ODgxYmJhNjQ4MkBncm91cC5jYWxlbmRhci5nb29nbGUuY29t&quot;; image(&quot;https://api.qrserver.com/v1/create-qr-code/?size=150x150&amp;data=https://www.google.com/calendar/event?eid=aGdrYjFlazJhM2cxYjZhMm4xdTVvOWVrcTg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GdrYjFlazJhM2cxYjZhMm4xdTVvOWVrcTggZDc2MDMxNGRiOGQyYjM3YWJkZmUyNjhiODJkN2FiYmVlNGJmNThhNWNlZjI0YzcyOWNhYjg5ODgxYmJhNjQ4MkBncm91cC5jYWxlbmRhci5nb29nbGUuY29t" xlink:type="simple">https://www.google.com/calendar/event?eid=aGdrYjFlazJhM2cxYjZhMm4xdTVvOWVrcTg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aGdrYjFlazJhM2cxYjZhMm4xdTVvOWVrcTg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b3BrbnFkMHVtbHV2ampqYWgyY2NudHZqNWcgZDc2MDMxNGRiOGQyYjM3YWJkZmUyNjhiODJkN2FiYmVlNGJmNThhNWNlZjI0YzcyOWNhYjg5ODgxYmJhNjQ4MkBncm91cC5jYWxlbmRhci5nb29nbGUuY29t&quot;; image(&quot;https://api.qrserver.com/v1/create-qr-code/?size=150x150&amp;data=https://www.google.com/calendar/event?eid=b3BrbnFkMHVtbHV2ampqYWgyY2NudHZqNWc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3BrbnFkMHVtbHV2ampqYWgyY2NudHZqNWcgZDc2MDMxNGRiOGQyYjM3YWJkZmUyNjhiODJkN2FiYmVlNGJmNThhNWNlZjI0YzcyOWNhYjg5ODgxYmJhNjQ4MkBncm91cC5jYWxlbmRhci5nb29nbGUuY29t" xlink:type="simple">https://www.google.com/calendar/event?eid=b3BrbnFkMHVtbHV2ampqYWgyY2NudHZqNWc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b3BrbnFkMHVtbHV2ampqYWgyY2NudHZqNWc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ZG8wZThtb3V1aWNwZXRudmwza3RtaXJtMmcgZDc2MDMxNGRiOGQyYjM3YWJkZmUyNjhiODJkN2FiYmVlNGJmNThhNWNlZjI0YzcyOWNhYjg5ODgxYmJhNjQ4MkBncm91cC5jYWxlbmRhci5nb29nbGUuY29t&quot;; image(&quot;https://api.qrserver.com/v1/create-qr-code/?size=150x150&amp;data=https://www.google.com/calendar/event?eid=ZG8wZThtb3V1aWNwZXRudmwza3RtaXJtMmc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G8wZThtb3V1aWNwZXRudmwza3RtaXJtMmcgZDc2MDMxNGRiOGQyYjM3YWJkZmUyNjhiODJkN2FiYmVlNGJmNThhNWNlZjI0YzcyOWNhYjg5ODgxYmJhNjQ4MkBncm91cC5jYWxlbmRhci5nb29nbGUuY29t" xlink:type="simple">https://www.google.com/calendar/event?eid=ZG8wZThtb3V1aWNwZXRudmwza3RtaXJtMmc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ZG8wZThtb3V1aWNwZXRudmwza3RtaXJtMmc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c3ZoZDRyMnI1ZGd1aDlvOGRsZjYxYW81bDQgZDc2MDMxNGRiOGQyYjM3YWJkZmUyNjhiODJkN2FiYmVlNGJmNThhNWNlZjI0YzcyOWNhYjg5ODgxYmJhNjQ4MkBncm91cC5jYWxlbmRhci5nb29nbGUuY29t&quot;; image(&quot;https://api.qrserver.com/v1/create-qr-code/?size=150x150&amp;data=https://www.google.com/calendar/event?eid=c3ZoZDRyMnI1ZGd1aDlvOGRsZjYxYW81bDQ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3ZoZDRyMnI1ZGd1aDlvOGRsZjYxYW81bDQgZDc2MDMxNGRiOGQyYjM3YWJkZmUyNjhiODJkN2FiYmVlNGJmNThhNWNlZjI0YzcyOWNhYjg5ODgxYmJhNjQ4MkBncm91cC5jYWxlbmRhci5nb29nbGUuY29t" xlink:type="simple">https://www.google.com/calendar/event?eid=c3ZoZDRyMnI1ZGd1aDlvOGRsZjYxYW81bDQ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c3ZoZDRyMnI1ZGd1aDlvOGRsZjYxYW81bDQ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cWxmN2dsM2FmYmx2aWdvY3ZwM2M1azVoYWcgZDc2MDMxNGRiOGQyYjM3YWJkZmUyNjhiODJkN2FiYmVlNGJmNThhNWNlZjI0YzcyOWNhYjg5ODgxYmJhNjQ4MkBncm91cC5jYWxlbmRhci5nb29nbGUuY29t&quot;; image(&quot;https://api.qrserver.com/v1/create-qr-code/?size=150x150&amp;data=https://www.google.com/calendar/event?eid=cWxmN2dsM2FmYmx2aWdvY3ZwM2M1azVoYWc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WxmN2dsM2FmYmx2aWdvY3ZwM2M1azVoYWcgZDc2MDMxNGRiOGQyYjM3YWJkZmUyNjhiODJkN2FiYmVlNGJmNThhNWNlZjI0YzcyOWNhYjg5ODgxYmJhNjQ4MkBncm91cC5jYWxlbmRhci5nb29nbGUuY29t" xlink:type="simple">https://www.google.com/calendar/event?eid=cWxmN2dsM2FmYmx2aWdvY3ZwM2M1azVoYWc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cWxmN2dsM2FmYmx2aWdvY3ZwM2M1azVoYWc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bTkxazM0M2k2dGc5b2dkdnY0dDc3MmZjdmMgZDc2MDMxNGRiOGQyYjM3YWJkZmUyNjhiODJkN2FiYmVlNGJmNThhNWNlZjI0YzcyOWNhYjg5ODgxYmJhNjQ4MkBncm91cC5jYWxlbmRhci5nb29nbGUuY29t&quot;; image(&quot;https://api.qrserver.com/v1/create-qr-code/?size=150x150&amp;data=https://www.google.com/calendar/event?eid=bTkxazM0M2k2dGc5b2dkdnY0dDc3MmZjdmM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TkxazM0M2k2dGc5b2dkdnY0dDc3MmZjdmMgZDc2MDMxNGRiOGQyYjM3YWJkZmUyNjhiODJkN2FiYmVlNGJmNThhNWNlZjI0YzcyOWNhYjg5ODgxYmJhNjQ4MkBncm91cC5jYWxlbmRhci5nb29nbGUuY29t" xlink:type="simple">https://www.google.com/calendar/event?eid=bTkxazM0M2k2dGc5b2dkdnY0dDc3MmZjdmM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bTkxazM0M2k2dGc5b2dkdnY0dDc3MmZjdmM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bjlhazlhbW1kNWhqa2wxMDZ0cG10cnA0dHMgZDc2MDMxNGRiOGQyYjM3YWJkZmUyNjhiODJkN2FiYmVlNGJmNThhNWNlZjI0YzcyOWNhYjg5ODgxYmJhNjQ4MkBncm91cC5jYWxlbmRhci5nb29nbGUuY29t&quot;; image(&quot;https://api.qrserver.com/v1/create-qr-code/?size=150x150&amp;data=https://www.google.com/calendar/event?eid=bjlhazlhbW1kNWhqa2wxMDZ0cG10cnA0dHM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jlhazlhbW1kNWhqa2wxMDZ0cG10cnA0dHMgZDc2MDMxNGRiOGQyYjM3YWJkZmUyNjhiODJkN2FiYmVlNGJmNThhNWNlZjI0YzcyOWNhYjg5ODgxYmJhNjQ4MkBncm91cC5jYWxlbmRhci5nb29nbGUuY29t" xlink:type="simple">https://www.google.com/calendar/event?eid=bjlhazlhbW1kNWhqa2wxMDZ0cG10cnA0dHM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bjlhazlhbW1kNWhqa2wxMDZ0cG10cnA0dHM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aW9wYTNkYTQxZm82bzY1NXVubm1jNnBvdjggZDc2MDMxNGRiOGQyYjM3YWJkZmUyNjhiODJkN2FiYmVlNGJmNThhNWNlZjI0YzcyOWNhYjg5ODgxYmJhNjQ4MkBncm91cC5jYWxlbmRhci5nb29nbGUuY29t&quot;; image(&quot;https://api.qrserver.com/v1/create-qr-code/?size=150x150&amp;data=https://www.google.com/calendar/event?eid=aW9wYTNkYTQxZm82bzY1NXVubm1jNnBvdjg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W9wYTNkYTQxZm82bzY1NXVubm1jNnBvdjggZDc2MDMxNGRiOGQyYjM3YWJkZmUyNjhiODJkN2FiYmVlNGJmNThhNWNlZjI0YzcyOWNhYjg5ODgxYmJhNjQ4MkBncm91cC5jYWxlbmRhci5nb29nbGUuY29t" xlink:type="simple">https://www.google.com/calendar/event?eid=aW9wYTNkYTQxZm82bzY1NXVubm1jNnBvdjg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aW9wYTNkYTQxZm82bzY1NXVubm1jNnBvdjg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MDkzMXJ2OG0xcnA2YjVybnNmMTgxamJzZXMgZDc2MDMxNGRiOGQyYjM3YWJkZmUyNjhiODJkN2FiYmVlNGJmNThhNWNlZjI0YzcyOWNhYjg5ODgxYmJhNjQ4MkBncm91cC5jYWxlbmRhci5nb29nbGUuY29t&quot;; image(&quot;https://api.qrserver.com/v1/create-qr-code/?size=150x150&amp;data=https://www.google.com/calendar/event?eid=MDkzMXJ2OG0xcnA2YjVybnNmMTgxamJzZXM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DkzMXJ2OG0xcnA2YjVybnNmMTgxamJzZXMgZDc2MDMxNGRiOGQyYjM3YWJkZmUyNjhiODJkN2FiYmVlNGJmNThhNWNlZjI0YzcyOWNhYjg5ODgxYmJhNjQ4MkBncm91cC5jYWxlbmRhci5nb29nbGUuY29t" xlink:type="simple">https://www.google.com/calendar/event?eid=MDkzMXJ2OG0xcnA2YjVybnNmMTgxamJzZXM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MDkzMXJ2OG0xcnA2YjVybnNmMTgxamJzZXM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a2djYnVnazVrcWlpZmc5Y2tqaDlxbmU1MTQgZDc2MDMxNGRiOGQyYjM3YWJkZmUyNjhiODJkN2FiYmVlNGJmNThhNWNlZjI0YzcyOWNhYjg5ODgxYmJhNjQ4MkBncm91cC5jYWxlbmRhci5nb29nbGUuY29t&quot;; image(&quot;https://api.qrserver.com/v1/create-qr-code/?size=150x150&amp;data=https://www.google.com/calendar/event?eid=a2djYnVnazVrcWlpZmc5Y2tqaDlxbmU1MTQ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2djYnVnazVrcWlpZmc5Y2tqaDlxbmU1MTQgZDc2MDMxNGRiOGQyYjM3YWJkZmUyNjhiODJkN2FiYmVlNGJmNThhNWNlZjI0YzcyOWNhYjg5ODgxYmJhNjQ4MkBncm91cC5jYWxlbmRhci5nb29nbGUuY29t" xlink:type="simple">https://www.google.com/calendar/event?eid=a2djYnVnazVrcWlpZmc5Y2tqaDlxbmU1MTQ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a2djYnVnazVrcWlpZmc5Y2tqaDlxbmU1MTQ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MGtsbzcxYWJxY3FmNGV0cnVjczFjMGV1YTQgZDc2MDMxNGRiOGQyYjM3YWJkZmUyNjhiODJkN2FiYmVlNGJmNThhNWNlZjI0YzcyOWNhYjg5ODgxYmJhNjQ4MkBncm91cC5jYWxlbmRhci5nb29nbGUuY29t&quot;; image(&quot;https://api.qrserver.com/v1/create-qr-code/?size=150x150&amp;data=https://www.google.com/calendar/event?eid=MGtsbzcxYWJxY3FmNGV0cnVjczFjMGV1YTQ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GtsbzcxYWJxY3FmNGV0cnVjczFjMGV1YTQgZDc2MDMxNGRiOGQyYjM3YWJkZmUyNjhiODJkN2FiYmVlNGJmNThhNWNlZjI0YzcyOWNhYjg5ODgxYmJhNjQ4MkBncm91cC5jYWxlbmRhci5nb29nbGUuY29t" xlink:type="simple">https://www.google.com/calendar/event?eid=MGtsbzcxYWJxY3FmNGV0cnVjczFjMGV1YTQ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MGtsbzcxYWJxY3FmNGV0cnVjczFjMGV1YTQ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Zjh0ZXY3OTVhcXYxMm1sbHNzNW9jbWpibnMgZDc2MDMxNGRiOGQyYjM3YWJkZmUyNjhiODJkN2FiYmVlNGJmNThhNWNlZjI0YzcyOWNhYjg5ODgxYmJhNjQ4MkBncm91cC5jYWxlbmRhci5nb29nbGUuY29t&quot;; image(&quot;https://api.qrserver.com/v1/create-qr-code/?size=150x150&amp;data=https://www.google.com/calendar/event?eid=Zjh0ZXY3OTVhcXYxMm1sbHNzNW9jbWpibnM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jh0ZXY3OTVhcXYxMm1sbHNzNW9jbWpibnMgZDc2MDMxNGRiOGQyYjM3YWJkZmUyNjhiODJkN2FiYmVlNGJmNThhNWNlZjI0YzcyOWNhYjg5ODgxYmJhNjQ4MkBncm91cC5jYWxlbmRhci5nb29nbGUuY29t" xlink:type="simple">https://www.google.com/calendar/event?eid=Zjh0ZXY3OTVhcXYxMm1sbHNzNW9jbWpibnM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Zjh0ZXY3OTVhcXYxMm1sbHNzNW9jbWpibnM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dGhzZXBocmozYXU4ZmJmbXVrbTlidm9rMzQgZDc2MDMxNGRiOGQyYjM3YWJkZmUyNjhiODJkN2FiYmVlNGJmNThhNWNlZjI0YzcyOWNhYjg5ODgxYmJhNjQ4MkBncm91cC5jYWxlbmRhci5nb29nbGUuY29t&quot;; image(&quot;https://api.qrserver.com/v1/create-qr-code/?size=150x150&amp;data=https://www.google.com/calendar/event?eid=dGhzZXBocmozYXU4ZmJmbXVrbTlidm9rMzQ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GhzZXBocmozYXU4ZmJmbXVrbTlidm9rMzQgZDc2MDMxNGRiOGQyYjM3YWJkZmUyNjhiODJkN2FiYmVlNGJmNThhNWNlZjI0YzcyOWNhYjg5ODgxYmJhNjQ4MkBncm91cC5jYWxlbmRhci5nb29nbGUuY29t" xlink:type="simple">https://www.google.com/calendar/event?eid=dGhzZXBocmozYXU4ZmJmbXVrbTlidm9rMzQ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dGhzZXBocmozYXU4ZmJmbXVrbTlidm9rMzQ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.I. Artificial Intelligence photo booths rent - Event</text:p>
          </table:table-cell>
          <table:table-cell table:style-name="ce3" table:formula="of:=HYPERLINK(&quot;https://www.google.com/calendar/event?eid=MXJ1cXFxMzJob3Z2YTNpZWppYWNnbDQ2Zm8gZDc2MDMxNGRiOGQyYjM3YWJkZmUyNjhiODJkN2FiYmVlNGJmNThhNWNlZjI0YzcyOWNhYjg5ODgxYmJhNjQ4MkBncm91cC5jYWxlbmRhci5nb29nbGUuY29t&quot;; image(&quot;https://api.qrserver.com/v1/create-qr-code/?size=150x150&amp;data=https://www.google.com/calendar/event?eid=MXJ1cXFxMzJob3Z2YTNpZWppYWNnbDQ2Zm8gZDc2MDMxNGRiOGQyYjM3YWJkZmUyNjhiODJkN2FiYmVlNGJmNThhNWNlZjI0YzcyOWNhYjg5ODgxYmJhNjQ4Mk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XJ1cXFxMzJob3Z2YTNpZWppYWNnbDQ2Zm8gZDc2MDMxNGRiOGQyYjM3YWJkZmUyNjhiODJkN2FiYmVlNGJmNThhNWNlZjI0YzcyOWNhYjg5ODgxYmJhNjQ4MkBncm91cC5jYWxlbmRhci5nb29nbGUuY29t" xlink:type="simple">https://www.google.com/calendar/event?eid=MXJ1cXFxMzJob3Z2YTNpZWppYWNnbDQ2Zm8gZDc2MDMxNGRiOGQyYjM3YWJkZmUyNjhiODJkN2FiYmVlNGJmNThhNWNlZjI0YzcyOWNhYjg5ODgxYmJhNjQ4MkBncm91cC5jYWxlbmRhci5nb29nbGUuY29t</text:a></text:p>
          </table:table-cell>
          <table:table-cell table:style-name="ce3" table:formula="of:=HYPERLINK(&quot;https://www.google.com/calendar/event?eid=MXJ1cXFxMzJob3Z2YTNpZWppYWNnbDQ2Zm8gZDc2MDMxNGRiOGQyYjM3YWJkZmUyNjhiODJkN2FiYmVlNGJmNThhNWNlZjI0YzcyOWNhYjg5ODgxYmJhNjQ4MkBncm91cC5jYWxlbmRhci5nb29nbGUuY29t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youtu.be/3AjCF0_H6pI&quot;; image(&quot;https://api.qrserver.com/v1/create-qr-code/?size=150x150&amp;data=https://youtu.be/3AjCF0_H6p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3AjCF0_H6pI" xlink:type="simple">https://youtu.be/3AjCF0_H6pI</text:a></text:p>
          </table:table-cell>
          <table:table-cell table:style-name="ce3" table:formula="of:=HYPERLINK(&quot;https://youtu.be/3AjCF0_H6pI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youtu.be/yD1Nwl2R0O4&quot;; image(&quot;https://api.qrserver.com/v1/create-qr-code/?size=150x150&amp;data=https://youtu.be/yD1Nwl2R0O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yD1Nwl2R0O4" xlink:type="simple">https://youtu.be/yD1Nwl2R0O4</text:a></text:p>
          </table:table-cell>
          <table:table-cell table:style-name="ce3" table:formula="of:=HYPERLINK(&quot;https://youtu.be/yD1Nwl2R0O4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youtu.be/WWlZX-7fMis&quot;; image(&quot;https://api.qrserver.com/v1/create-qr-code/?size=150x150&amp;data=https://youtu.be/WWlZX-7fMi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WWlZX-7fMis" xlink:type="simple">https://youtu.be/WWlZX-7fMis</text:a></text:p>
          </table:table-cell>
          <table:table-cell table:style-name="ce3" table:formula="of:=HYPERLINK(&quot;https://youtu.be/WWlZX-7fMis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youtu.be/uceVMj8rYks&quot;; image(&quot;https://api.qrserver.com/v1/create-qr-code/?size=150x150&amp;data=https://youtu.be/uceVMj8rYk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uceVMj8rYks" xlink:type="simple">https://youtu.be/uceVMj8rYks</text:a></text:p>
          </table:table-cell>
          <table:table-cell table:style-name="ce3" table:formula="of:=HYPERLINK(&quot;https://youtu.be/uceVMj8rYks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 table:style-name="ce3" table:formula="of:=HYPERLINK(&quot;https://youtu.be/5m1UqrkL-Qs&quot;; image(&quot;https://api.qrserver.com/v1/create-qr-code/?size=150x150&amp;data=https://youtu.be/5m1UqrkL-Q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5m1UqrkL-Qs" xlink:type="simple">https://youtu.be/5m1UqrkL-Qs</text:a></text:p>
          </table:table-cell>
          <table:table-cell table:style-name="ce3" table:formula="of:=HYPERLINK(&quot;https://youtu.be/5m1UqrkL-Qs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DhuiZZE6JhW0olVv_J9h0o29Yo7hghb8La7H5lAogXI/edit#gid=0&quot;; image(&quot;https://api.qrserver.com/v1/create-qr-code/?size=150x150&amp;data=https://docs.google.com/spreadsheets/d/1DhuiZZE6JhW0olVv_J9h0o29Yo7hghb8La7H5lAogXI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DhuiZZE6JhW0olVv_J9h0o29Yo7hghb8La7H5lAogXI/edit#gid=0" xlink:type="simple">https://docs.google.com/spreadsheets/d/1DhuiZZE6JhW0olVv_J9h0o29Yo7hghb8La7H5lAogXI/edit#gid=0</text:a></text:p>
          </table:table-cell>
          <table:table-cell table:style-name="ce3" table:formula="of:=HYPERLINK(&quot;https://docs.google.com/spreadsheets/d/1DhuiZZE6JhW0olVv_J9h0o29Yo7hghb8La7H5lAogXI/edit#gid=0&quot;;&quot;A.I. Artificial Intelligence photo booths rent Sheet1&quot;)" office:value-type="string" office:string-value="A.I. Artificial Intelligence photo booths rent Sheet1" calcext:value-type="string">
            <text:p>A.I. Artificial Intelligence photo booths rent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DhuiZZE6JhW0olVv_J9h0o29Yo7hghb8La7H5lAogXI/edit#gid=2046975151&quot;; image(&quot;https://api.qrserver.com/v1/create-qr-code/?size=150x150&amp;data=https://docs.google.com/spreadsheets/d/1DhuiZZE6JhW0olVv_J9h0o29Yo7hghb8La7H5lAogXI/edit#gid=204697515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DhuiZZE6JhW0olVv_J9h0o29Yo7hghb8La7H5lAogXI/edit#gid=2046975151" xlink:type="simple">https://docs.google.com/spreadsheets/d/1DhuiZZE6JhW0olVv_J9h0o29Yo7hghb8La7H5lAogXI/edit#gid=2046975151</text:a></text:p>
          </table:table-cell>
          <table:table-cell table:style-name="ce3" table:formula="of:=HYPERLINK(&quot;https://docs.google.com/spreadsheets/d/1DhuiZZE6JhW0olVv_J9h0o29Yo7hghb8La7H5lAogXI/edit#gid=2046975151&quot;;&quot;A.I. Artificial Intelligence photo booths rent Keywords&quot;)" office:value-type="string" office:string-value="A.I. Artificial Intelligence photo booths rent Keywords" calcext:value-type="string">
            <text:p>A.I. Artificial Intelligence photo booths rent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DhuiZZE6JhW0olVv_J9h0o29Yo7hghb8La7H5lAogXI/edit#gid=493650161&quot;; image(&quot;https://api.qrserver.com/v1/create-qr-code/?size=150x150&amp;data=https://docs.google.com/spreadsheets/d/1DhuiZZE6JhW0olVv_J9h0o29Yo7hghb8La7H5lAogXI/edit#gid=49365016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DhuiZZE6JhW0olVv_J9h0o29Yo7hghb8La7H5lAogXI/edit#gid=493650161" xlink:type="simple">https://docs.google.com/spreadsheets/d/1DhuiZZE6JhW0olVv_J9h0o29Yo7hghb8La7H5lAogXI/edit#gid=493650161</text:a></text:p>
          </table:table-cell>
          <table:table-cell table:style-name="ce3" table:formula="of:=HYPERLINK(&quot;https://docs.google.com/spreadsheets/d/1DhuiZZE6JhW0olVv_J9h0o29Yo7hghb8La7H5lAogXI/edit#gid=493650161&quot;;&quot;A.I. Artificial Intelligence photo booths rent Content&quot;)" office:value-type="string" office:string-value="A.I. Artificial Intelligence photo booths rent Content" calcext:value-type="string">
            <text:p>A.I. Artificial Intelligence photo booths rent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DhuiZZE6JhW0olVv_J9h0o29Yo7hghb8La7H5lAogXI/edit#gid=1236790264&quot;; image(&quot;https://api.qrserver.com/v1/create-qr-code/?size=150x150&amp;data=https://docs.google.com/spreadsheets/d/1DhuiZZE6JhW0olVv_J9h0o29Yo7hghb8La7H5lAogXI/edit#gid=123679026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DhuiZZE6JhW0olVv_J9h0o29Yo7hghb8La7H5lAogXI/edit#gid=1236790264" xlink:type="simple">https://docs.google.com/spreadsheets/d/1DhuiZZE6JhW0olVv_J9h0o29Yo7hghb8La7H5lAogXI/edit#gid=1236790264</text:a></text:p>
          </table:table-cell>
          <table:table-cell table:style-name="ce3" table:formula="of:=HYPERLINK(&quot;https://docs.google.com/spreadsheets/d/1DhuiZZE6JhW0olVv_J9h0o29Yo7hghb8La7H5lAogXI/edit#gid=1236790264&quot;;&quot;A.I. Artificial Intelligence photo booths rent Calendar Events&quot;)" office:value-type="string" office:string-value="A.I. Artificial Intelligence photo booths rent Calendar Events" calcext:value-type="string">
            <text:p>A.I. Artificial Intelligence photo booths rent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DhuiZZE6JhW0olVv_J9h0o29Yo7hghb8La7H5lAogXI/edit#gid=1191199435&quot;; image(&quot;https://api.qrserver.com/v1/create-qr-code/?size=150x150&amp;data=https://docs.google.com/spreadsheets/d/1DhuiZZE6JhW0olVv_J9h0o29Yo7hghb8La7H5lAogXI/edit#gid=1191199435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DhuiZZE6JhW0olVv_J9h0o29Yo7hghb8La7H5lAogXI/edit#gid=1191199435" xlink:type="simple">https://docs.google.com/spreadsheets/d/1DhuiZZE6JhW0olVv_J9h0o29Yo7hghb8La7H5lAogXI/edit#gid=1191199435</text:a></text:p>
          </table:table-cell>
          <table:table-cell table:style-name="ce3" table:formula="of:=HYPERLINK(&quot;https://docs.google.com/spreadsheets/d/1DhuiZZE6JhW0olVv_J9h0o29Yo7hghb8La7H5lAogXI/edit#gid=1191199435&quot;;&quot;A.I. Artificial Intelligence photo booths rent RSS Feeds&quot;)" office:value-type="string" office:string-value="A.I. Artificial Intelligence photo booths rent RSS Feeds" calcext:value-type="string">
            <text:p>A.I. Artificial Intelligence photo booths rent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A.I. Artificial Intelligence photo booths rent HTML</text:p>
          </table:table-cell>
          <table:table-cell/>
          <table:table-cell table:style-name="ce4" office:value-type="string" calcext:value-type="string">
            <text:p><text:a xlink:href="https://drive.google.com/drive/folders/12_vj_rsAfPaqFmEGYnXD7KFSYTqR5YY3?usp=sharing" xlink:type="simple">https://drive.google.com/drive/folders/12_vj_rsAfPaqFmEGYnXD7KFSYTqR5YY3?usp=sharing</text:a></text:p>
          </table:table-cell>
          <table:table-cell table:style-name="ce3" table:formula="of:=HYPERLINK(&quot;https://drive.google.com/drive/folders/12_vj_rsAfPaqFmEGYnXD7KFSYTqR5YY3?usp=sharing&quot;;&quot;A.I. Artificial Intelligence photo booths rent HTML&quot;)" office:value-type="string" office:string-value="A.I. Artificial Intelligence photo booths rent HTML" calcext:value-type="string">
            <text:p>A.I. Artificial Intelligence photo booths rent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A.I. Artificial Intelligence photo booths rent.html</text:p>
          </table:table-cell>
          <table:table-cell/>
          <table:table-cell table:style-name="ce4" office:value-type="string" calcext:value-type="string">
            <text:p><text:a xlink:href="https://drive.google.com/file/d/1HRuLw7NkNfDE1Wz3VLOk1Rop8PAnEFQa/view?usp=sharing" xlink:type="simple">https://drive.google.com/file/d/1HRuLw7NkNfDE1Wz3VLOk1Rop8PAnEFQa/view?usp=sharing</text:a></text:p>
          </table:table-cell>
          <table:table-cell table:style-name="ce3" table:formula="of:=HYPERLINK(&quot;https://drive.google.com/file/d/1HRuLw7NkNfDE1Wz3VLOk1Rop8PAnEFQa/view?usp=sharing&quot;;&quot;A.I. Artificial Intelligence photo booths rent.html&quot;)" office:value-type="string" office:string-value="A.I. Artificial Intelligence photo booths rent.html" calcext:value-type="string">
            <text:p>A.I. Artificial Intelligence photo booths rent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A.I. Artificial Intelligence photo booths rent MSFT</text:p>
          </table:table-cell>
          <table:table-cell/>
          <table:table-cell table:style-name="ce4" office:value-type="string" calcext:value-type="string">
            <text:p><text:a xlink:href="https://drive.google.com/drive/folders/1pa82aGyInZSR8j94_YkHlX1pf6ERtErp?usp=sharing" xlink:type="simple">https://drive.google.com/drive/folders/1pa82aGyInZSR8j94_YkHlX1pf6ERtErp?usp=sharing</text:a></text:p>
          </table:table-cell>
          <table:table-cell table:style-name="ce3" table:formula="of:=HYPERLINK(&quot;https://drive.google.com/drive/folders/1pa82aGyInZSR8j94_YkHlX1pf6ERtErp?usp=sharing&quot;;&quot;A.I. Artificial Intelligence photo booths rent MSFT&quot;)" office:value-type="string" office:string-value="A.I. Artificial Intelligence photo booths rent MSFT" calcext:value-type="string">
            <text:p>A.I. Artificial Intelligence photo booths rent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rentals Orange County</text:p>
          </table:table-cell>
          <table:table-cell/>
          <table:table-cell table:style-name="ce4" office:value-type="string" calcext:value-type="string">
            <text:p><text:a xlink:href="https://docs.google.com/document/d/1yjjlEeb29-WVtervVRpXpawx-ov0aDqCb2JCWhlGfPE/edit?usp=sharing" xlink:type="simple">https://docs.google.com/document/d/1yjjlEeb29-WVtervVRpXpawx-ov0aDqCb2JCWhlGfPE/edit?usp=sharing</text:a></text:p>
          </table:table-cell>
          <table:table-cell table:style-name="ce3" table:formula="of:=HYPERLINK(&quot;https://docs.google.com/document/d/1yjjlEeb29-WVtervVRpXpawx-ov0aDqCb2JCWhlGfPE/edit?usp=sharing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rentals Orange County pub</text:p>
          </table:table-cell>
          <table:table-cell/>
          <table:table-cell table:style-name="ce4" office:value-type="string" calcext:value-type="string">
            <text:p><text:a xlink:href="https://docs.google.com/document/d/1yjjlEeb29-WVtervVRpXpawx-ov0aDqCb2JCWhlGfPE/pub" xlink:type="simple">https://docs.google.com/document/d/1yjjlEeb29-WVtervVRpXpawx-ov0aDqCb2JCWhlGfPE/pub</text:a></text:p>
          </table:table-cell>
          <table:table-cell table:style-name="ce3" table:formula="of:=HYPERLINK(&quot;https://docs.google.com/document/d/1yjjlEeb29-WVtervVRpXpawx-ov0aDqCb2JCWhlGfPE/edit?usp=sharing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rentals Orange County view</text:p>
          </table:table-cell>
          <table:table-cell/>
          <table:table-cell table:style-name="ce4" office:value-type="string" calcext:value-type="string">
            <text:p><text:a xlink:href="https://docs.google.com/document/d/1yjjlEeb29-WVtervVRpXpawx-ov0aDqCb2JCWhlGfPE/view" xlink:type="simple">https://docs.google.com/document/d/1yjjlEeb29-WVtervVRpXpawx-ov0aDqCb2JCWhlGfPE/view</text:a></text:p>
          </table:table-cell>
          <table:table-cell table:style-name="ce3" table:formula="of:=HYPERLINK(&quot;https://docs.google.com/document/d/1yjjlEeb29-WVtervVRpXpawx-ov0aDqCb2JCWhlGfPE/edit?usp=sharing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rtificial Intelligence photobooth rental Orange County</text:p>
          </table:table-cell>
          <table:table-cell/>
          <table:table-cell table:style-name="ce4" office:value-type="string" calcext:value-type="string">
            <text:p><text:a xlink:href="https://docs.google.com/document/d/1DAMnf9VxwvY5Qs2_1Cp6Z6nB9KReqzNRjEEAuaF0j4k/edit?usp=sharing" xlink:type="simple">https://docs.google.com/document/d/1DAMnf9VxwvY5Qs2_1Cp6Z6nB9KReqzNRjEEAuaF0j4k/edit?usp=sharing</text:a></text:p>
          </table:table-cell>
          <table:table-cell table:style-name="ce3" table:formula="of:=HYPERLINK(&quot;https://docs.google.com/document/d/1DAMnf9VxwvY5Qs2_1Cp6Z6nB9KReqzNRjEEAuaF0j4k/edit?usp=sharing&quot;;&quot;Artificial Intelligence photobooth rental Orange County&quot;)" office:value-type="string" office:string-value="Artificial Intelligence photobooth rental Orange County" calcext:value-type="string">
            <text:p>Artificial Intelligence photo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rtificial Intelligence photobooth rental Orange County pub</text:p>
          </table:table-cell>
          <table:table-cell/>
          <table:table-cell table:style-name="ce4" office:value-type="string" calcext:value-type="string">
            <text:p><text:a xlink:href="https://docs.google.com/document/d/1DAMnf9VxwvY5Qs2_1Cp6Z6nB9KReqzNRjEEAuaF0j4k/pub" xlink:type="simple">https://docs.google.com/document/d/1DAMnf9VxwvY5Qs2_1Cp6Z6nB9KReqzNRjEEAuaF0j4k/pub</text:a></text:p>
          </table:table-cell>
          <table:table-cell table:style-name="ce3" table:formula="of:=HYPERLINK(&quot;https://docs.google.com/document/d/1DAMnf9VxwvY5Qs2_1Cp6Z6nB9KReqzNRjEEAuaF0j4k/edit?usp=sharing&quot;;&quot;Artificial Intelligence photobooth rental Orange County&quot;)" office:value-type="string" office:string-value="Artificial Intelligence photobooth rental Orange County" calcext:value-type="string">
            <text:p>Artificial Intelligence photo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rtificial Intelligence photobooth rental Orange County view</text:p>
          </table:table-cell>
          <table:table-cell/>
          <table:table-cell table:style-name="ce4" office:value-type="string" calcext:value-type="string">
            <text:p><text:a xlink:href="https://docs.google.com/document/d/1DAMnf9VxwvY5Qs2_1Cp6Z6nB9KReqzNRjEEAuaF0j4k/view" xlink:type="simple">https://docs.google.com/document/d/1DAMnf9VxwvY5Qs2_1Cp6Z6nB9KReqzNRjEEAuaF0j4k/view</text:a></text:p>
          </table:table-cell>
          <table:table-cell table:style-name="ce3" table:formula="of:=HYPERLINK(&quot;https://docs.google.com/document/d/1DAMnf9VxwvY5Qs2_1Cp6Z6nB9KReqzNRjEEAuaF0j4k/edit?usp=sharing&quot;;&quot;Artificial Intelligence photobooth rental Orange County&quot;)" office:value-type="string" office:string-value="Artificial Intelligence photobooth rental Orange County" calcext:value-type="string">
            <text:p>Artificial Intelligence photo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Artificial Intelligence photo booth in Orange County</text:p>
          </table:table-cell>
          <table:table-cell/>
          <table:table-cell table:style-name="ce4" office:value-type="string" calcext:value-type="string">
            <text:p><text:a xlink:href="https://docs.google.com/document/d/1KSSCXFWwM3tf3fmaYmbuGSpZ8hB6qP78RSgqyQUCCmc/edit?usp=sharing" xlink:type="simple">https://docs.google.com/document/d/1KSSCXFWwM3tf3fmaYmbuGSpZ8hB6qP78RSgqyQUCCmc/edit?usp=sharing</text:a></text:p>
          </table:table-cell>
          <table:table-cell table:style-name="ce3" table:formula="of:=HYPERLINK(&quot;https://docs.google.com/document/d/1KSSCXFWwM3tf3fmaYmbuGSpZ8hB6qP78RSgqyQUCCmc/edit?usp=sharing&quot;;&quot;renting a Artificial Intelligence photo booth in Orange County&quot;)" office:value-type="string" office:string-value="renting a Artificial Intelligence photo booth in Orange County" calcext:value-type="string">
            <text:p>renting a Artificial Intelligence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Artificial Intelligence photo booth in Orange County pub</text:p>
          </table:table-cell>
          <table:table-cell/>
          <table:table-cell table:style-name="ce4" office:value-type="string" calcext:value-type="string">
            <text:p><text:a xlink:href="https://docs.google.com/document/d/1KSSCXFWwM3tf3fmaYmbuGSpZ8hB6qP78RSgqyQUCCmc/pub" xlink:type="simple">https://docs.google.com/document/d/1KSSCXFWwM3tf3fmaYmbuGSpZ8hB6qP78RSgqyQUCCmc/pub</text:a></text:p>
          </table:table-cell>
          <table:table-cell table:style-name="ce3" table:formula="of:=HYPERLINK(&quot;https://docs.google.com/document/d/1KSSCXFWwM3tf3fmaYmbuGSpZ8hB6qP78RSgqyQUCCmc/edit?usp=sharing&quot;;&quot;renting a Artificial Intelligence photo booth in Orange County&quot;)" office:value-type="string" office:string-value="renting a Artificial Intelligence photo booth in Orange County" calcext:value-type="string">
            <text:p>renting a Artificial Intelligence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Artificial Intelligence photo booth in Orange County view</text:p>
          </table:table-cell>
          <table:table-cell/>
          <table:table-cell table:style-name="ce4" office:value-type="string" calcext:value-type="string">
            <text:p><text:a xlink:href="https://docs.google.com/document/d/1KSSCXFWwM3tf3fmaYmbuGSpZ8hB6qP78RSgqyQUCCmc/view" xlink:type="simple">https://docs.google.com/document/d/1KSSCXFWwM3tf3fmaYmbuGSpZ8hB6qP78RSgqyQUCCmc/view</text:a></text:p>
          </table:table-cell>
          <table:table-cell table:style-name="ce3" table:formula="of:=HYPERLINK(&quot;https://docs.google.com/document/d/1KSSCXFWwM3tf3fmaYmbuGSpZ8hB6qP78RSgqyQUCCmc/edit?usp=sharing&quot;;&quot;renting a Artificial Intelligence photo booth in Orange County&quot;)" office:value-type="string" office:string-value="renting a Artificial Intelligence photo booth in Orange County" calcext:value-type="string">
            <text:p>renting a Artificial Intelligence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a Artificial Intelligence photobooth Orange County</text:p>
          </table:table-cell>
          <table:table-cell/>
          <table:table-cell table:style-name="ce4" office:value-type="string" calcext:value-type="string">
            <text:p><text:a xlink:href="https://docs.google.com/document/d/1ZcrelIPi0Tf3WudvmBi75nx91D1PebkNxuNvrvUQ52c/edit?usp=sharing" xlink:type="simple">https://docs.google.com/document/d/1ZcrelIPi0Tf3WudvmBi75nx91D1PebkNxuNvrvUQ52c/edit?usp=sharing</text:a></text:p>
          </table:table-cell>
          <table:table-cell table:style-name="ce3" table:formula="of:=HYPERLINK(&quot;https://docs.google.com/document/d/1ZcrelIPi0Tf3WudvmBi75nx91D1PebkNxuNvrvUQ52c/edit?usp=sharing&quot;;&quot;rent a Artificial Intelligence photobooth Orange County&quot;)" office:value-type="string" office:string-value="rent a Artificial Intelligence photobooth Orange County" calcext:value-type="string">
            <text:p>rent a Artificial Intelligence photo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a Artificial Intelligence photobooth Orange County pub</text:p>
          </table:table-cell>
          <table:table-cell/>
          <table:table-cell table:style-name="ce4" office:value-type="string" calcext:value-type="string">
            <text:p><text:a xlink:href="https://docs.google.com/document/d/1ZcrelIPi0Tf3WudvmBi75nx91D1PebkNxuNvrvUQ52c/pub" xlink:type="simple">https://docs.google.com/document/d/1ZcrelIPi0Tf3WudvmBi75nx91D1PebkNxuNvrvUQ52c/pub</text:a></text:p>
          </table:table-cell>
          <table:table-cell table:style-name="ce3" table:formula="of:=HYPERLINK(&quot;https://docs.google.com/document/d/1ZcrelIPi0Tf3WudvmBi75nx91D1PebkNxuNvrvUQ52c/edit?usp=sharing&quot;;&quot;rent a Artificial Intelligence photobooth Orange County&quot;)" office:value-type="string" office:string-value="rent a Artificial Intelligence photobooth Orange County" calcext:value-type="string">
            <text:p>rent a Artificial Intelligence photo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a Artificial Intelligence photobooth Orange County view</text:p>
          </table:table-cell>
          <table:table-cell/>
          <table:table-cell table:style-name="ce4" office:value-type="string" calcext:value-type="string">
            <text:p><text:a xlink:href="https://docs.google.com/document/d/1ZcrelIPi0Tf3WudvmBi75nx91D1PebkNxuNvrvUQ52c/view" xlink:type="simple">https://docs.google.com/document/d/1ZcrelIPi0Tf3WudvmBi75nx91D1PebkNxuNvrvUQ52c/view</text:a></text:p>
          </table:table-cell>
          <table:table-cell table:style-name="ce3" table:formula="of:=HYPERLINK(&quot;https://docs.google.com/document/d/1ZcrelIPi0Tf3WudvmBi75nx91D1PebkNxuNvrvUQ52c/edit?usp=sharing&quot;;&quot;rent a Artificial Intelligence photobooth Orange County&quot;)" office:value-type="string" office:string-value="rent a Artificial Intelligence photobooth Orange County" calcext:value-type="string">
            <text:p>rent a Artificial Intelligence photo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photo booth rental package Orange County</text:p>
          </table:table-cell>
          <table:table-cell/>
          <table:table-cell table:style-name="ce4" office:value-type="string" calcext:value-type="string">
            <text:p><text:a xlink:href="https://docs.google.com/document/d/1BLmcWJsyTjtGTGqocBmyKZIV9ZMs6sdoef4HiQr111s/edit?usp=sharing" xlink:type="simple">https://docs.google.com/document/d/1BLmcWJsyTjtGTGqocBmyKZIV9ZMs6sdoef4HiQr111s/edit?usp=sharing</text:a></text:p>
          </table:table-cell>
          <table:table-cell table:style-name="ce3" table:formula="of:=HYPERLINK(&quot;https://docs.google.com/document/d/1BLmcWJsyTjtGTGqocBmyKZIV9ZMs6sdoef4HiQr111s/edit?usp=sharing&quot;;&quot;A.I. photo booth rental package Orange County&quot;)" office:value-type="string" office:string-value="A.I. photo booth rental package Orange County" calcext:value-type="string">
            <text:p>A.I. photo booth rental package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photo booth rental package Orange County pub</text:p>
          </table:table-cell>
          <table:table-cell/>
          <table:table-cell table:style-name="ce4" office:value-type="string" calcext:value-type="string">
            <text:p><text:a xlink:href="https://docs.google.com/document/d/1BLmcWJsyTjtGTGqocBmyKZIV9ZMs6sdoef4HiQr111s/pub" xlink:type="simple">https://docs.google.com/document/d/1BLmcWJsyTjtGTGqocBmyKZIV9ZMs6sdoef4HiQr111s/pub</text:a></text:p>
          </table:table-cell>
          <table:table-cell table:style-name="ce3" table:formula="of:=HYPERLINK(&quot;https://docs.google.com/document/d/1BLmcWJsyTjtGTGqocBmyKZIV9ZMs6sdoef4HiQr111s/edit?usp=sharing&quot;;&quot;A.I. photo booth rental package Orange County&quot;)" office:value-type="string" office:string-value="A.I. photo booth rental package Orange County" calcext:value-type="string">
            <text:p>A.I. photo booth rental package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photo booth rental package Orange County view</text:p>
          </table:table-cell>
          <table:table-cell/>
          <table:table-cell table:style-name="ce4" office:value-type="string" calcext:value-type="string">
            <text:p><text:a xlink:href="https://docs.google.com/document/d/1BLmcWJsyTjtGTGqocBmyKZIV9ZMs6sdoef4HiQr111s/view" xlink:type="simple">https://docs.google.com/document/d/1BLmcWJsyTjtGTGqocBmyKZIV9ZMs6sdoef4HiQr111s/view</text:a></text:p>
          </table:table-cell>
          <table:table-cell table:style-name="ce3" table:formula="of:=HYPERLINK(&quot;https://docs.google.com/document/d/1BLmcWJsyTjtGTGqocBmyKZIV9ZMs6sdoef4HiQr111s/edit?usp=sharing&quot;;&quot;A.I. photo booth rental package Orange County&quot;)" office:value-type="string" office:string-value="A.I. photo booth rental package Orange County" calcext:value-type="string">
            <text:p>A.I. photo booth rental package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photobooth for rent Orange County</text:p>
          </table:table-cell>
          <table:table-cell/>
          <table:table-cell table:style-name="ce4" office:value-type="string" calcext:value-type="string">
            <text:p><text:a xlink:href="https://docs.google.com/document/d/1XUyO1ZeU8vFiCcKYoCSL9xEvdNqf8rzsNm1EqxpENQo/edit?usp=sharing" xlink:type="simple">https://docs.google.com/document/d/1XUyO1ZeU8vFiCcKYoCSL9xEvdNqf8rzsNm1EqxpENQo/edit?usp=sharing</text:a></text:p>
          </table:table-cell>
          <table:table-cell table:style-name="ce3" table:formula="of:=HYPERLINK(&quot;https://docs.google.com/document/d/1XUyO1ZeU8vFiCcKYoCSL9xEvdNqf8rzsNm1EqxpENQo/edit?usp=sharing&quot;;&quot;A.I. photobooth for rent Orange County&quot;)" office:value-type="string" office:string-value="A.I. photobooth for rent Orange County" calcext:value-type="string">
            <text:p>A.I. photobooth for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photobooth for rent Orange County pub</text:p>
          </table:table-cell>
          <table:table-cell/>
          <table:table-cell table:style-name="ce4" office:value-type="string" calcext:value-type="string">
            <text:p><text:a xlink:href="https://docs.google.com/document/d/1XUyO1ZeU8vFiCcKYoCSL9xEvdNqf8rzsNm1EqxpENQo/pub" xlink:type="simple">https://docs.google.com/document/d/1XUyO1ZeU8vFiCcKYoCSL9xEvdNqf8rzsNm1EqxpENQo/pub</text:a></text:p>
          </table:table-cell>
          <table:table-cell table:style-name="ce3" table:formula="of:=HYPERLINK(&quot;https://docs.google.com/document/d/1XUyO1ZeU8vFiCcKYoCSL9xEvdNqf8rzsNm1EqxpENQo/edit?usp=sharing&quot;;&quot;A.I. photobooth for rent Orange County&quot;)" office:value-type="string" office:string-value="A.I. photobooth for rent Orange County" calcext:value-type="string">
            <text:p>A.I. photobooth for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photobooth for rent Orange County view</text:p>
          </table:table-cell>
          <table:table-cell/>
          <table:table-cell table:style-name="ce4" office:value-type="string" calcext:value-type="string">
            <text:p><text:a xlink:href="https://docs.google.com/document/d/1XUyO1ZeU8vFiCcKYoCSL9xEvdNqf8rzsNm1EqxpENQo/view" xlink:type="simple">https://docs.google.com/document/d/1XUyO1ZeU8vFiCcKYoCSL9xEvdNqf8rzsNm1EqxpENQo/view</text:a></text:p>
          </table:table-cell>
          <table:table-cell table:style-name="ce3" table:formula="of:=HYPERLINK(&quot;https://docs.google.com/document/d/1XUyO1ZeU8vFiCcKYoCSL9xEvdNqf8rzsNm1EqxpENQo/edit?usp=sharing&quot;;&quot;A.I. photobooth for rent Orange County&quot;)" office:value-type="string" office:string-value="A.I. photobooth for rent Orange County" calcext:value-type="string">
            <text:p>A.I. photobooth for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photo booths rent Orange County</text:p>
          </table:table-cell>
          <table:table-cell/>
          <table:table-cell table:style-name="ce4" office:value-type="string" calcext:value-type="string">
            <text:p><text:a xlink:href="https://docs.google.com/document/d/1VisrynX3VDDoshZmu6tutAXv0hG7F99pLsAdh0Wu6fo/edit?usp=sharing" xlink:type="simple">https://docs.google.com/document/d/1VisrynX3VDDoshZmu6tutAXv0hG7F99pLsAdh0Wu6fo/edit?usp=sharing</text:a></text:p>
          </table:table-cell>
          <table:table-cell table:style-name="ce3" table:formula="of:=HYPERLINK(&quot;https://docs.google.com/document/d/1VisrynX3VDDoshZmu6tutAXv0hG7F99pLsAdh0Wu6fo/edit?usp=sharing&quot;;&quot;A.I. photo booths rent Orange County&quot;)" office:value-type="string" office:string-value="A.I. photo booths rent Orange County" calcext:value-type="string">
            <text:p>A.I. photo booths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photo booths rent Orange County pub</text:p>
          </table:table-cell>
          <table:table-cell/>
          <table:table-cell table:style-name="ce4" office:value-type="string" calcext:value-type="string">
            <text:p><text:a xlink:href="https://docs.google.com/document/d/1VisrynX3VDDoshZmu6tutAXv0hG7F99pLsAdh0Wu6fo/pub" xlink:type="simple">https://docs.google.com/document/d/1VisrynX3VDDoshZmu6tutAXv0hG7F99pLsAdh0Wu6fo/pub</text:a></text:p>
          </table:table-cell>
          <table:table-cell table:style-name="ce3" table:formula="of:=HYPERLINK(&quot;https://docs.google.com/document/d/1VisrynX3VDDoshZmu6tutAXv0hG7F99pLsAdh0Wu6fo/edit?usp=sharing&quot;;&quot;A.I. photo booths rent Orange County&quot;)" office:value-type="string" office:string-value="A.I. photo booths rent Orange County" calcext:value-type="string">
            <text:p>A.I. photo booths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photo booths rent Orange County view</text:p>
          </table:table-cell>
          <table:table-cell/>
          <table:table-cell table:style-name="ce4" office:value-type="string" calcext:value-type="string">
            <text:p><text:a xlink:href="https://docs.google.com/document/d/1VisrynX3VDDoshZmu6tutAXv0hG7F99pLsAdh0Wu6fo/view" xlink:type="simple">https://docs.google.com/document/d/1VisrynX3VDDoshZmu6tutAXv0hG7F99pLsAdh0Wu6fo/view</text:a></text:p>
          </table:table-cell>
          <table:table-cell table:style-name="ce3" table:formula="of:=HYPERLINK(&quot;https://docs.google.com/document/d/1VisrynX3VDDoshZmu6tutAXv0hG7F99pLsAdh0Wu6fo/edit?usp=sharing&quot;;&quot;A.I. photo booths rent Orange County&quot;)" office:value-type="string" office:string-value="A.I. photo booths rent Orange County" calcext:value-type="string">
            <text:p>A.I. photo booths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A.I. photo booth in Orange County</text:p>
          </table:table-cell>
          <table:table-cell/>
          <table:table-cell table:style-name="ce4" office:value-type="string" calcext:value-type="string">
            <text:p><text:a xlink:href="https://docs.google.com/document/d/1b-u3SoiYV5VuQYQoa0EFyvtJZiVIIMY3z3kfeJLtFQQ/edit?usp=sharing" xlink:type="simple">https://docs.google.com/document/d/1b-u3SoiYV5VuQYQoa0EFyvtJZiVIIMY3z3kfeJLtFQQ/edit?usp=sharing</text:a></text:p>
          </table:table-cell>
          <table:table-cell table:style-name="ce3" table:formula="of:=HYPERLINK(&quot;https://docs.google.com/document/d/1b-u3SoiYV5VuQYQoa0EFyvtJZiVIIMY3z3kfeJLtFQQ/edit?usp=sharing&quot;;&quot;renting a A.I. photo booth in Orange County&quot;)" office:value-type="string" office:string-value="renting a A.I. photo booth in Orange County" calcext:value-type="string">
            <text:p>renting a A.I.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A.I. photo booth in Orange County pub</text:p>
          </table:table-cell>
          <table:table-cell/>
          <table:table-cell table:style-name="ce4" office:value-type="string" calcext:value-type="string">
            <text:p><text:a xlink:href="https://docs.google.com/document/d/1b-u3SoiYV5VuQYQoa0EFyvtJZiVIIMY3z3kfeJLtFQQ/pub" xlink:type="simple">https://docs.google.com/document/d/1b-u3SoiYV5VuQYQoa0EFyvtJZiVIIMY3z3kfeJLtFQQ/pub</text:a></text:p>
          </table:table-cell>
          <table:table-cell table:style-name="ce3" table:formula="of:=HYPERLINK(&quot;https://docs.google.com/document/d/1b-u3SoiYV5VuQYQoa0EFyvtJZiVIIMY3z3kfeJLtFQQ/edit?usp=sharing&quot;;&quot;renting a A.I. photo booth in Orange County&quot;)" office:value-type="string" office:string-value="renting a A.I. photo booth in Orange County" calcext:value-type="string">
            <text:p>renting a A.I.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A.I. photo booth in Orange County view</text:p>
          </table:table-cell>
          <table:table-cell/>
          <table:table-cell table:style-name="ce4" office:value-type="string" calcext:value-type="string">
            <text:p><text:a xlink:href="https://docs.google.com/document/d/1b-u3SoiYV5VuQYQoa0EFyvtJZiVIIMY3z3kfeJLtFQQ/view" xlink:type="simple">https://docs.google.com/document/d/1b-u3SoiYV5VuQYQoa0EFyvtJZiVIIMY3z3kfeJLtFQQ/view</text:a></text:p>
          </table:table-cell>
          <table:table-cell table:style-name="ce3" table:formula="of:=HYPERLINK(&quot;https://docs.google.com/document/d/1b-u3SoiYV5VuQYQoa0EFyvtJZiVIIMY3z3kfeJLtFQQ/edit?usp=sharing&quot;;&quot;renting a A.I. photo booth in Orange County&quot;)" office:value-type="string" office:string-value="renting a A.I. photo booth in Orange County" calcext:value-type="string">
            <text:p>renting a A.I.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corporate event A.I. Artificial Intelligence photo booth Orange County</text:p>
          </table:table-cell>
          <table:table-cell/>
          <table:table-cell table:style-name="ce4" office:value-type="string" calcext:value-type="string">
            <text:p><text:a xlink:href="https://docs.google.com/document/d/1Ti8H1ZU-MxhwscokpEOwfUX2VsD4vdjyiQpkKVR2QLQ/edit?usp=sharing" xlink:type="simple">https://docs.google.com/document/d/1Ti8H1ZU-MxhwscokpEOwfUX2VsD4vdjyiQpkKVR2QLQ/edit?usp=sharing</text:a></text:p>
          </table:table-cell>
          <table:table-cell table:style-name="ce3" table:formula="of:=HYPERLINK(&quot;https://docs.google.com/document/d/1Ti8H1ZU-MxhwscokpEOwfUX2VsD4vdjyiQpkKVR2QLQ/edit?usp=sharing&quot;;&quot;corporate event A.I. Artificial Intelligence photo booth Orange County&quot;)" office:value-type="string" office:string-value="corporate event A.I. Artificial Intelligence photo booth Orange County" calcext:value-type="string">
            <text:p>corporate event A.I. Artificial Intelligence photo 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corporate event A.I. Artificial Intelligence photo booth Orange County pub</text:p>
          </table:table-cell>
          <table:table-cell/>
          <table:table-cell table:style-name="ce4" office:value-type="string" calcext:value-type="string">
            <text:p><text:a xlink:href="https://docs.google.com/document/d/1Ti8H1ZU-MxhwscokpEOwfUX2VsD4vdjyiQpkKVR2QLQ/pub" xlink:type="simple">https://docs.google.com/document/d/1Ti8H1ZU-MxhwscokpEOwfUX2VsD4vdjyiQpkKVR2QLQ/pub</text:a></text:p>
          </table:table-cell>
          <table:table-cell table:style-name="ce3" table:formula="of:=HYPERLINK(&quot;https://docs.google.com/document/d/1Ti8H1ZU-MxhwscokpEOwfUX2VsD4vdjyiQpkKVR2QLQ/edit?usp=sharing&quot;;&quot;corporate event A.I. Artificial Intelligence photo booth Orange County&quot;)" office:value-type="string" office:string-value="corporate event A.I. Artificial Intelligence photo booth Orange County" calcext:value-type="string">
            <text:p>corporate event A.I. Artificial Intelligence photo 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corporate event A.I. Artificial Intelligence photo booth Orange County view</text:p>
          </table:table-cell>
          <table:table-cell/>
          <table:table-cell table:style-name="ce4" office:value-type="string" calcext:value-type="string">
            <text:p><text:a xlink:href="https://docs.google.com/document/d/1Ti8H1ZU-MxhwscokpEOwfUX2VsD4vdjyiQpkKVR2QLQ/view" xlink:type="simple">https://docs.google.com/document/d/1Ti8H1ZU-MxhwscokpEOwfUX2VsD4vdjyiQpkKVR2QLQ/view</text:a></text:p>
          </table:table-cell>
          <table:table-cell table:style-name="ce3" table:formula="of:=HYPERLINK(&quot;https://docs.google.com/document/d/1Ti8H1ZU-MxhwscokpEOwfUX2VsD4vdjyiQpkKVR2QLQ/edit?usp=sharing&quot;;&quot;corporate event A.I. Artificial Intelligence photo booth Orange County&quot;)" office:value-type="string" office:string-value="corporate event A.I. Artificial Intelligence photo booth Orange County" calcext:value-type="string">
            <text:p>corporate event A.I. Artificial Intelligence photo 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rental orange county</text:p>
          </table:table-cell>
          <table:table-cell/>
          <table:table-cell table:style-name="ce4" office:value-type="string" calcext:value-type="string">
            <text:p><text:a xlink:href="https://docs.google.com/document/d/1Ht3eOZ8FcKWVfNYFvRdTP6oJjIvLCSqslgmub_lnBfU/edit?usp=sharing" xlink:type="simple">https://docs.google.com/document/d/1Ht3eOZ8FcKWVfNYFvRdTP6oJjIvLCSqslgmub_lnBfU/edit?usp=sharing</text:a></text:p>
          </table:table-cell>
          <table:table-cell table:style-name="ce3" table:formula="of:=HYPERLINK(&quot;https://docs.google.com/document/d/1Ht3eOZ8FcKWVfNYFvRdTP6oJjIvLCSqslgmub_lnBfU/edit?usp=sharing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rental orange county pub</text:p>
          </table:table-cell>
          <table:table-cell/>
          <table:table-cell table:style-name="ce4" office:value-type="string" calcext:value-type="string">
            <text:p><text:a xlink:href="https://docs.google.com/document/d/1Ht3eOZ8FcKWVfNYFvRdTP6oJjIvLCSqslgmub_lnBfU/pub" xlink:type="simple">https://docs.google.com/document/d/1Ht3eOZ8FcKWVfNYFvRdTP6oJjIvLCSqslgmub_lnBfU/pub</text:a></text:p>
          </table:table-cell>
          <table:table-cell table:style-name="ce3" table:formula="of:=HYPERLINK(&quot;https://docs.google.com/document/d/1Ht3eOZ8FcKWVfNYFvRdTP6oJjIvLCSqslgmub_lnBfU/edit?usp=sharing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rental orange county view</text:p>
          </table:table-cell>
          <table:table-cell/>
          <table:table-cell table:style-name="ce4" office:value-type="string" calcext:value-type="string">
            <text:p><text:a xlink:href="https://docs.google.com/document/d/1Ht3eOZ8FcKWVfNYFvRdTP6oJjIvLCSqslgmub_lnBfU/view" xlink:type="simple">https://docs.google.com/document/d/1Ht3eOZ8FcKWVfNYFvRdTP6oJjIvLCSqslgmub_lnBfU/view</text:a></text:p>
          </table:table-cell>
          <table:table-cell table:style-name="ce3" table:formula="of:=HYPERLINK(&quot;https://docs.google.com/document/d/1Ht3eOZ8FcKWVfNYFvRdTP6oJjIvLCSqslgmub_lnBfU/edit?usp=sharing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wedding A.I. Artificial Intelligence photo booth rental in orange county</text:p>
          </table:table-cell>
          <table:table-cell/>
          <table:table-cell table:style-name="ce4" office:value-type="string" calcext:value-type="string">
            <text:p><text:a xlink:href="https://docs.google.com/document/d/1q53KbwqLy6VzNDeiuirS0c4CpZkSozeqrsivr9fJ-XY/edit?usp=sharing" xlink:type="simple">https://docs.google.com/document/d/1q53KbwqLy6VzNDeiuirS0c4CpZkSozeqrsivr9fJ-XY/edit?usp=sharing</text:a></text:p>
          </table:table-cell>
          <table:table-cell table:style-name="ce3" table:formula="of:=HYPERLINK(&quot;https://docs.google.com/document/d/1q53KbwqLy6VzNDeiuirS0c4CpZkSozeqrsivr9fJ-XY/edit?usp=sharing&quot;;&quot;wedding A.I. Artificial Intelligence photo booth rental in orange county&quot;)" office:value-type="string" office:string-value="wedding A.I. Artificial Intelligence photo booth rental in orange county" calcext:value-type="string">
            <text:p>wedding 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wedding A.I. Artificial Intelligence photo booth rental in orange county pub</text:p>
          </table:table-cell>
          <table:table-cell/>
          <table:table-cell table:style-name="ce4" office:value-type="string" calcext:value-type="string">
            <text:p><text:a xlink:href="https://docs.google.com/document/d/1q53KbwqLy6VzNDeiuirS0c4CpZkSozeqrsivr9fJ-XY/pub" xlink:type="simple">https://docs.google.com/document/d/1q53KbwqLy6VzNDeiuirS0c4CpZkSozeqrsivr9fJ-XY/pub</text:a></text:p>
          </table:table-cell>
          <table:table-cell table:style-name="ce3" table:formula="of:=HYPERLINK(&quot;https://docs.google.com/document/d/1q53KbwqLy6VzNDeiuirS0c4CpZkSozeqrsivr9fJ-XY/edit?usp=sharing&quot;;&quot;wedding A.I. Artificial Intelligence photo booth rental in orange county&quot;)" office:value-type="string" office:string-value="wedding A.I. Artificial Intelligence photo booth rental in orange county" calcext:value-type="string">
            <text:p>wedding 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wedding A.I. Artificial Intelligence photo booth rental in orange county view</text:p>
          </table:table-cell>
          <table:table-cell/>
          <table:table-cell table:style-name="ce4" office:value-type="string" calcext:value-type="string">
            <text:p><text:a xlink:href="https://docs.google.com/document/d/1q53KbwqLy6VzNDeiuirS0c4CpZkSozeqrsivr9fJ-XY/view" xlink:type="simple">https://docs.google.com/document/d/1q53KbwqLy6VzNDeiuirS0c4CpZkSozeqrsivr9fJ-XY/view</text:a></text:p>
          </table:table-cell>
          <table:table-cell table:style-name="ce3" table:formula="of:=HYPERLINK(&quot;https://docs.google.com/document/d/1q53KbwqLy6VzNDeiuirS0c4CpZkSozeqrsivr9fJ-XY/edit?usp=sharing&quot;;&quot;wedding A.I. Artificial Intelligence photo booth rental in orange county&quot;)" office:value-type="string" office:string-value="wedding A.I. Artificial Intelligence photo booth rental in orange county" calcext:value-type="string">
            <text:p>wedding 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rental in orange county</text:p>
          </table:table-cell>
          <table:table-cell/>
          <table:table-cell table:style-name="ce4" office:value-type="string" calcext:value-type="string">
            <text:p><text:a xlink:href="https://docs.google.com/document/d/1OTLJtIFAKoH20DgJlsX75s8wCmlwgnrFBjcDkJZfsuQ/edit?usp=sharing" xlink:type="simple">https://docs.google.com/document/d/1OTLJtIFAKoH20DgJlsX75s8wCmlwgnrFBjcDkJZfsuQ/edit?usp=sharing</text:a></text:p>
          </table:table-cell>
          <table:table-cell table:style-name="ce3" table:formula="of:=HYPERLINK(&quot;https://docs.google.com/document/d/1OTLJtIFAKoH20DgJlsX75s8wCmlwgnrFBjcDkJZfsuQ/edit?usp=sharing&quot;;&quot;A.I. Artificial Intelligence photo booth rental in orange county&quot;)" office:value-type="string" office:string-value="A.I. Artificial Intelligence photo booth rental in orange county" calcext:value-type="string">
            <text:p>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rental in orange county pub</text:p>
          </table:table-cell>
          <table:table-cell/>
          <table:table-cell table:style-name="ce4" office:value-type="string" calcext:value-type="string">
            <text:p><text:a xlink:href="https://docs.google.com/document/d/1OTLJtIFAKoH20DgJlsX75s8wCmlwgnrFBjcDkJZfsuQ/pub" xlink:type="simple">https://docs.google.com/document/d/1OTLJtIFAKoH20DgJlsX75s8wCmlwgnrFBjcDkJZfsuQ/pub</text:a></text:p>
          </table:table-cell>
          <table:table-cell table:style-name="ce3" table:formula="of:=HYPERLINK(&quot;https://docs.google.com/document/d/1OTLJtIFAKoH20DgJlsX75s8wCmlwgnrFBjcDkJZfsuQ/edit?usp=sharing&quot;;&quot;A.I. Artificial Intelligence photo booth rental in orange county&quot;)" office:value-type="string" office:string-value="A.I. Artificial Intelligence photo booth rental in orange county" calcext:value-type="string">
            <text:p>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rental in orange county view</text:p>
          </table:table-cell>
          <table:table-cell/>
          <table:table-cell table:style-name="ce4" office:value-type="string" calcext:value-type="string">
            <text:p><text:a xlink:href="https://docs.google.com/document/d/1OTLJtIFAKoH20DgJlsX75s8wCmlwgnrFBjcDkJZfsuQ/view" xlink:type="simple">https://docs.google.com/document/d/1OTLJtIFAKoH20DgJlsX75s8wCmlwgnrFBjcDkJZfsuQ/view</text:a></text:p>
          </table:table-cell>
          <table:table-cell table:style-name="ce3" table:formula="of:=HYPERLINK(&quot;https://docs.google.com/document/d/1OTLJtIFAKoH20DgJlsX75s8wCmlwgnrFBjcDkJZfsuQ/edit?usp=sharing&quot;;&quot;A.I. Artificial Intelligence photo booth rental in orange county&quot;)" office:value-type="string" office:string-value="A.I. Artificial Intelligence photo booth rental in orange county" calcext:value-type="string">
            <text:p>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for rent orange county</text:p>
          </table:table-cell>
          <table:table-cell/>
          <table:table-cell table:style-name="ce4" office:value-type="string" calcext:value-type="string">
            <text:p><text:a xlink:href="https://docs.google.com/document/d/1Q3kIAO9CZGjmb0CGwh0o_Y1bOiebKHfVU23HShsuKE0/edit?usp=sharing" xlink:type="simple">https://docs.google.com/document/d/1Q3kIAO9CZGjmb0CGwh0o_Y1bOiebKHfVU23HShsuKE0/edit?usp=sharing</text:a></text:p>
          </table:table-cell>
          <table:table-cell table:style-name="ce3" table:formula="of:=HYPERLINK(&quot;https://docs.google.com/document/d/1Q3kIAO9CZGjmb0CGwh0o_Y1bOiebKHfVU23HShsuKE0/edit?usp=sharing&quot;;&quot;A.I. Artificial Intelligence photo booth for rent orange county&quot;)" office:value-type="string" office:string-value="A.I. Artificial Intelligence photo booth for rent orange county" calcext:value-type="string">
            <text:p>A.I. Artificial Intelligence photo booth for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for rent orange county pub</text:p>
          </table:table-cell>
          <table:table-cell/>
          <table:table-cell table:style-name="ce4" office:value-type="string" calcext:value-type="string">
            <text:p><text:a xlink:href="https://docs.google.com/document/d/1Q3kIAO9CZGjmb0CGwh0o_Y1bOiebKHfVU23HShsuKE0/pub" xlink:type="simple">https://docs.google.com/document/d/1Q3kIAO9CZGjmb0CGwh0o_Y1bOiebKHfVU23HShsuKE0/pub</text:a></text:p>
          </table:table-cell>
          <table:table-cell table:style-name="ce3" table:formula="of:=HYPERLINK(&quot;https://docs.google.com/document/d/1Q3kIAO9CZGjmb0CGwh0o_Y1bOiebKHfVU23HShsuKE0/edit?usp=sharing&quot;;&quot;A.I. Artificial Intelligence photo booth for rent orange county&quot;)" office:value-type="string" office:string-value="A.I. Artificial Intelligence photo booth for rent orange county" calcext:value-type="string">
            <text:p>A.I. Artificial Intelligence photo booth for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for rent orange county view</text:p>
          </table:table-cell>
          <table:table-cell/>
          <table:table-cell table:style-name="ce4" office:value-type="string" calcext:value-type="string">
            <text:p><text:a xlink:href="https://docs.google.com/document/d/1Q3kIAO9CZGjmb0CGwh0o_Y1bOiebKHfVU23HShsuKE0/view" xlink:type="simple">https://docs.google.com/document/d/1Q3kIAO9CZGjmb0CGwh0o_Y1bOiebKHfVU23HShsuKE0/view</text:a></text:p>
          </table:table-cell>
          <table:table-cell table:style-name="ce3" table:formula="of:=HYPERLINK(&quot;https://docs.google.com/document/d/1Q3kIAO9CZGjmb0CGwh0o_Y1bOiebKHfVU23HShsuKE0/edit?usp=sharing&quot;;&quot;A.I. Artificial Intelligence photo booth for rent orange county&quot;)" office:value-type="string" office:string-value="A.I. Artificial Intelligence photo booth for rent orange county" calcext:value-type="string">
            <text:p>A.I. Artificial Intelligence photo booth for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for rental orange county</text:p>
          </table:table-cell>
          <table:table-cell/>
          <table:table-cell table:style-name="ce4" office:value-type="string" calcext:value-type="string">
            <text:p><text:a xlink:href="https://docs.google.com/document/d/1-aD1abGOv6j5VFaRecK1KNfkdBSXw6BRIbeifhfQ-fw/edit?usp=sharing" xlink:type="simple">https://docs.google.com/document/d/1-aD1abGOv6j5VFaRecK1KNfkdBSXw6BRIbeifhfQ-fw/edit?usp=sharing</text:a></text:p>
          </table:table-cell>
          <table:table-cell table:style-name="ce3" table:formula="of:=HYPERLINK(&quot;https://docs.google.com/document/d/1-aD1abGOv6j5VFaRecK1KNfkdBSXw6BRIbeifhfQ-fw/edit?usp=sharing&quot;;&quot;A.I. Artificial Intelligence photo booth for rental orange county&quot;)" office:value-type="string" office:string-value="A.I. Artificial Intelligence photo booth for rental orange county" calcext:value-type="string">
            <text:p>A.I. Artificial Intelligence photo booth for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for rental orange county pub</text:p>
          </table:table-cell>
          <table:table-cell/>
          <table:table-cell table:style-name="ce4" office:value-type="string" calcext:value-type="string">
            <text:p><text:a xlink:href="https://docs.google.com/document/d/1-aD1abGOv6j5VFaRecK1KNfkdBSXw6BRIbeifhfQ-fw/pub" xlink:type="simple">https://docs.google.com/document/d/1-aD1abGOv6j5VFaRecK1KNfkdBSXw6BRIbeifhfQ-fw/pub</text:a></text:p>
          </table:table-cell>
          <table:table-cell table:style-name="ce3" table:formula="of:=HYPERLINK(&quot;https://docs.google.com/document/d/1-aD1abGOv6j5VFaRecK1KNfkdBSXw6BRIbeifhfQ-fw/edit?usp=sharing&quot;;&quot;A.I. Artificial Intelligence photo booth for rental orange county&quot;)" office:value-type="string" office:string-value="A.I. Artificial Intelligence photo booth for rental orange county" calcext:value-type="string">
            <text:p>A.I. Artificial Intelligence photo booth for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for rental orange county view</text:p>
          </table:table-cell>
          <table:table-cell/>
          <table:table-cell table:style-name="ce4" office:value-type="string" calcext:value-type="string">
            <text:p><text:a xlink:href="https://docs.google.com/document/d/1-aD1abGOv6j5VFaRecK1KNfkdBSXw6BRIbeifhfQ-fw/view" xlink:type="simple">https://docs.google.com/document/d/1-aD1abGOv6j5VFaRecK1KNfkdBSXw6BRIbeifhfQ-fw/view</text:a></text:p>
          </table:table-cell>
          <table:table-cell table:style-name="ce3" table:formula="of:=HYPERLINK(&quot;https://docs.google.com/document/d/1-aD1abGOv6j5VFaRecK1KNfkdBSXw6BRIbeifhfQ-fw/edit?usp=sharing&quot;;&quot;A.I. Artificial Intelligence photo booth for rental orange county&quot;)" office:value-type="string" office:string-value="A.I. Artificial Intelligence photo booth for rental orange county" calcext:value-type="string">
            <text:p>A.I. Artificial Intelligence photo booth for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to rental orange county</text:p>
          </table:table-cell>
          <table:table-cell/>
          <table:table-cell table:style-name="ce4" office:value-type="string" calcext:value-type="string">
            <text:p><text:a xlink:href="https://docs.google.com/document/d/18lkCG_NTxM196V6g1hCyGEcDLvpvC_IZ6K9iY4-SVBo/edit?usp=sharing" xlink:type="simple">https://docs.google.com/document/d/18lkCG_NTxM196V6g1hCyGEcDLvpvC_IZ6K9iY4-SVBo/edit?usp=sharing</text:a></text:p>
          </table:table-cell>
          <table:table-cell table:style-name="ce3" table:formula="of:=HYPERLINK(&quot;https://docs.google.com/document/d/18lkCG_NTxM196V6g1hCyGEcDLvpvC_IZ6K9iY4-SVBo/edit?usp=sharing&quot;;&quot;A.I. Artificial Intelligence photo booth to rental orange county&quot;)" office:value-type="string" office:string-value="A.I. Artificial Intelligence photo booth to rental orange county" calcext:value-type="string">
            <text:p>A.I. Artificial Intelligence photo booth to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to rental orange county pub</text:p>
          </table:table-cell>
          <table:table-cell/>
          <table:table-cell table:style-name="ce4" office:value-type="string" calcext:value-type="string">
            <text:p><text:a xlink:href="https://docs.google.com/document/d/18lkCG_NTxM196V6g1hCyGEcDLvpvC_IZ6K9iY4-SVBo/pub" xlink:type="simple">https://docs.google.com/document/d/18lkCG_NTxM196V6g1hCyGEcDLvpvC_IZ6K9iY4-SVBo/pub</text:a></text:p>
          </table:table-cell>
          <table:table-cell table:style-name="ce3" table:formula="of:=HYPERLINK(&quot;https://docs.google.com/document/d/18lkCG_NTxM196V6g1hCyGEcDLvpvC_IZ6K9iY4-SVBo/edit?usp=sharing&quot;;&quot;A.I. Artificial Intelligence photo booth to rental orange county&quot;)" office:value-type="string" office:string-value="A.I. Artificial Intelligence photo booth to rental orange county" calcext:value-type="string">
            <text:p>A.I. Artificial Intelligence photo booth to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to rental orange county view</text:p>
          </table:table-cell>
          <table:table-cell/>
          <table:table-cell table:style-name="ce4" office:value-type="string" calcext:value-type="string">
            <text:p><text:a xlink:href="https://docs.google.com/document/d/18lkCG_NTxM196V6g1hCyGEcDLvpvC_IZ6K9iY4-SVBo/view" xlink:type="simple">https://docs.google.com/document/d/18lkCG_NTxM196V6g1hCyGEcDLvpvC_IZ6K9iY4-SVBo/view</text:a></text:p>
          </table:table-cell>
          <table:table-cell table:style-name="ce3" table:formula="of:=HYPERLINK(&quot;https://docs.google.com/document/d/18lkCG_NTxM196V6g1hCyGEcDLvpvC_IZ6K9iY4-SVBo/edit?usp=sharing&quot;;&quot;A.I. Artificial Intelligence photo booth to rental orange county&quot;)" office:value-type="string" office:string-value="A.I. Artificial Intelligence photo booth to rental orange county" calcext:value-type="string">
            <text:p>A.I. Artificial Intelligence photo booth to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to rent orange county</text:p>
          </table:table-cell>
          <table:table-cell/>
          <table:table-cell table:style-name="ce4" office:value-type="string" calcext:value-type="string">
            <text:p><text:a xlink:href="https://docs.google.com/document/d/1qJtjUY_-JuHwPk8fHaIfQfVcjb0grQ4Ak9W9fXzqYHM/edit?usp=sharing" xlink:type="simple">https://docs.google.com/document/d/1qJtjUY_-JuHwPk8fHaIfQfVcjb0grQ4Ak9W9fXzqYHM/edit?usp=sharing</text:a></text:p>
          </table:table-cell>
          <table:table-cell table:style-name="ce3" table:formula="of:=HYPERLINK(&quot;https://docs.google.com/document/d/1qJtjUY_-JuHwPk8fHaIfQfVcjb0grQ4Ak9W9fXzqYHM/edit?usp=sharing&quot;;&quot;A.I. Artificial Intelligence photo booth to rent orange county&quot;)" office:value-type="string" office:string-value="A.I. Artificial Intelligence photo booth to rent orange county" calcext:value-type="string">
            <text:p>A.I. Artificial Intelligence photo booth to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to rent orange county pub</text:p>
          </table:table-cell>
          <table:table-cell/>
          <table:table-cell table:style-name="ce4" office:value-type="string" calcext:value-type="string">
            <text:p><text:a xlink:href="https://docs.google.com/document/d/1qJtjUY_-JuHwPk8fHaIfQfVcjb0grQ4Ak9W9fXzqYHM/pub" xlink:type="simple">https://docs.google.com/document/d/1qJtjUY_-JuHwPk8fHaIfQfVcjb0grQ4Ak9W9fXzqYHM/pub</text:a></text:p>
          </table:table-cell>
          <table:table-cell table:style-name="ce3" table:formula="of:=HYPERLINK(&quot;https://docs.google.com/document/d/1qJtjUY_-JuHwPk8fHaIfQfVcjb0grQ4Ak9W9fXzqYHM/edit?usp=sharing&quot;;&quot;A.I. Artificial Intelligence photo booth to rent orange county&quot;)" office:value-type="string" office:string-value="A.I. Artificial Intelligence photo booth to rent orange county" calcext:value-type="string">
            <text:p>A.I. Artificial Intelligence photo booth to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to rent orange county view</text:p>
          </table:table-cell>
          <table:table-cell/>
          <table:table-cell table:style-name="ce4" office:value-type="string" calcext:value-type="string">
            <text:p><text:a xlink:href="https://docs.google.com/document/d/1qJtjUY_-JuHwPk8fHaIfQfVcjb0grQ4Ak9W9fXzqYHM/view" xlink:type="simple">https://docs.google.com/document/d/1qJtjUY_-JuHwPk8fHaIfQfVcjb0grQ4Ak9W9fXzqYHM/view</text:a></text:p>
          </table:table-cell>
          <table:table-cell table:style-name="ce3" table:formula="of:=HYPERLINK(&quot;https://docs.google.com/document/d/1qJtjUY_-JuHwPk8fHaIfQfVcjb0grQ4Ak9W9fXzqYHM/edit?usp=sharing&quot;;&quot;A.I. Artificial Intelligence photo booth to rent orange county&quot;)" office:value-type="string" office:string-value="A.I. Artificial Intelligence photo booth to rent orange county" calcext:value-type="string">
            <text:p>A.I. Artificial Intelligence photo booth to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open air photo booth rental orange county</text:p>
          </table:table-cell>
          <table:table-cell/>
          <table:table-cell table:style-name="ce4" office:value-type="string" calcext:value-type="string">
            <text:p><text:a xlink:href="https://docs.google.com/document/d/1Jwz11JrkhSxUcYBBBVIbjq8KgbMhtHK68zzCxAaOmh4/edit?usp=sharing" xlink:type="simple">https://docs.google.com/document/d/1Jwz11JrkhSxUcYBBBVIbjq8KgbMhtHK68zzCxAaOmh4/edit?usp=sharing</text:a></text:p>
          </table:table-cell>
          <table:table-cell table:style-name="ce3" table:formula="of:=HYPERLINK(&quot;https://docs.google.com/document/d/1Jwz11JrkhSxUcYBBBVIbjq8KgbMhtHK68zzCxAaOmh4/edit?usp=sharing&quot;;&quot;A.I. Artificial Intelligence open air photo booth rental orange county&quot;)" office:value-type="string" office:string-value="A.I. Artificial Intelligence open air photo booth rental orange county" calcext:value-type="string">
            <text:p>A.I. Artificial Intelligence open air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open air photo booth rental orange county pub</text:p>
          </table:table-cell>
          <table:table-cell/>
          <table:table-cell table:style-name="ce4" office:value-type="string" calcext:value-type="string">
            <text:p><text:a xlink:href="https://docs.google.com/document/d/1Jwz11JrkhSxUcYBBBVIbjq8KgbMhtHK68zzCxAaOmh4/pub" xlink:type="simple">https://docs.google.com/document/d/1Jwz11JrkhSxUcYBBBVIbjq8KgbMhtHK68zzCxAaOmh4/pub</text:a></text:p>
          </table:table-cell>
          <table:table-cell table:style-name="ce3" table:formula="of:=HYPERLINK(&quot;https://docs.google.com/document/d/1Jwz11JrkhSxUcYBBBVIbjq8KgbMhtHK68zzCxAaOmh4/edit?usp=sharing&quot;;&quot;A.I. Artificial Intelligence open air photo booth rental orange county&quot;)" office:value-type="string" office:string-value="A.I. Artificial Intelligence open air photo booth rental orange county" calcext:value-type="string">
            <text:p>A.I. Artificial Intelligence open air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open air photo booth rental orange county view</text:p>
          </table:table-cell>
          <table:table-cell/>
          <table:table-cell table:style-name="ce4" office:value-type="string" calcext:value-type="string">
            <text:p><text:a xlink:href="https://docs.google.com/document/d/1Jwz11JrkhSxUcYBBBVIbjq8KgbMhtHK68zzCxAaOmh4/view" xlink:type="simple">https://docs.google.com/document/d/1Jwz11JrkhSxUcYBBBVIbjq8KgbMhtHK68zzCxAaOmh4/view</text:a></text:p>
          </table:table-cell>
          <table:table-cell table:style-name="ce3" table:formula="of:=HYPERLINK(&quot;https://docs.google.com/document/d/1Jwz11JrkhSxUcYBBBVIbjq8KgbMhtHK68zzCxAaOmh4/edit?usp=sharing&quot;;&quot;A.I. Artificial Intelligence open air photo booth rental orange county&quot;)" office:value-type="string" office:string-value="A.I. Artificial Intelligence open air photo booth rental orange county" calcext:value-type="string">
            <text:p>A.I. Artificial Intelligence open air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oc events photo booth</text:p>
          </table:table-cell>
          <table:table-cell/>
          <table:table-cell table:style-name="ce4" office:value-type="string" calcext:value-type="string">
            <text:p><text:a xlink:href="https://docs.google.com/document/d/1flkWPa2-Tv0ll_BQQRRbJEd7Xs3qkgkB4mRixb5-xXo/edit?usp=sharing" xlink:type="simple">https://docs.google.com/document/d/1flkWPa2-Tv0ll_BQQRRbJEd7Xs3qkgkB4mRixb5-xXo/edit?usp=sharing</text:a></text:p>
          </table:table-cell>
          <table:table-cell table:style-name="ce3" table:formula="of:=HYPERLINK(&quot;https://docs.google.com/document/d/1flkWPa2-Tv0ll_BQQRRbJEd7Xs3qkgkB4mRixb5-xXo/edit?usp=sharing&quot;;&quot;A.I. Artificial Intelligence oc events photo booth&quot;)" office:value-type="string" office:string-value="A.I. Artificial Intelligence oc events photo booth" calcext:value-type="string">
            <text:p>A.I. Artificial Intelligence oc events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oc events photo booth pub</text:p>
          </table:table-cell>
          <table:table-cell/>
          <table:table-cell table:style-name="ce4" office:value-type="string" calcext:value-type="string">
            <text:p><text:a xlink:href="https://docs.google.com/document/d/1flkWPa2-Tv0ll_BQQRRbJEd7Xs3qkgkB4mRixb5-xXo/pub" xlink:type="simple">https://docs.google.com/document/d/1flkWPa2-Tv0ll_BQQRRbJEd7Xs3qkgkB4mRixb5-xXo/pub</text:a></text:p>
          </table:table-cell>
          <table:table-cell table:style-name="ce3" table:formula="of:=HYPERLINK(&quot;https://docs.google.com/document/d/1flkWPa2-Tv0ll_BQQRRbJEd7Xs3qkgkB4mRixb5-xXo/edit?usp=sharing&quot;;&quot;A.I. Artificial Intelligence oc events photo booth&quot;)" office:value-type="string" office:string-value="A.I. Artificial Intelligence oc events photo booth" calcext:value-type="string">
            <text:p>A.I. Artificial Intelligence oc events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oc events photo booth view</text:p>
          </table:table-cell>
          <table:table-cell/>
          <table:table-cell table:style-name="ce4" office:value-type="string" calcext:value-type="string">
            <text:p><text:a xlink:href="https://docs.google.com/document/d/1flkWPa2-Tv0ll_BQQRRbJEd7Xs3qkgkB4mRixb5-xXo/view" xlink:type="simple">https://docs.google.com/document/d/1flkWPa2-Tv0ll_BQQRRbJEd7Xs3qkgkB4mRixb5-xXo/view</text:a></text:p>
          </table:table-cell>
          <table:table-cell table:style-name="ce3" table:formula="of:=HYPERLINK(&quot;https://docs.google.com/document/d/1flkWPa2-Tv0ll_BQQRRbJEd7Xs3qkgkB4mRixb5-xXo/edit?usp=sharing&quot;;&quot;A.I. Artificial Intelligence oc events photo booth&quot;)" office:value-type="string" office:string-value="A.I. Artificial Intelligence oc events photo booth" calcext:value-type="string">
            <text:p>A.I. Artificial Intelligence oc events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oc photo booth</text:p>
          </table:table-cell>
          <table:table-cell/>
          <table:table-cell table:style-name="ce4" office:value-type="string" calcext:value-type="string">
            <text:p><text:a xlink:href="https://docs.google.com/document/d/11OCPMQKRPNgNQOSrGYB4mJLSOelA1TkFR3w1hIO5iF4/edit?usp=sharing" xlink:type="simple">https://docs.google.com/document/d/11OCPMQKRPNgNQOSrGYB4mJLSOelA1TkFR3w1hIO5iF4/edit?usp=sharing</text:a></text:p>
          </table:table-cell>
          <table:table-cell table:style-name="ce3" table:formula="of:=HYPERLINK(&quot;https://docs.google.com/document/d/11OCPMQKRPNgNQOSrGYB4mJLSOelA1TkFR3w1hIO5iF4/edit?usp=sharing&quot;;&quot;A.I. Artificial Intelligence oc photo booth&quot;)" office:value-type="string" office:string-value="A.I. Artificial Intelligence oc photo booth" calcext:value-type="string">
            <text:p>A.I. Artificial Intelligence oc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oc photo booth pub</text:p>
          </table:table-cell>
          <table:table-cell/>
          <table:table-cell table:style-name="ce4" office:value-type="string" calcext:value-type="string">
            <text:p><text:a xlink:href="https://docs.google.com/document/d/11OCPMQKRPNgNQOSrGYB4mJLSOelA1TkFR3w1hIO5iF4/pub" xlink:type="simple">https://docs.google.com/document/d/11OCPMQKRPNgNQOSrGYB4mJLSOelA1TkFR3w1hIO5iF4/pub</text:a></text:p>
          </table:table-cell>
          <table:table-cell table:style-name="ce3" table:formula="of:=HYPERLINK(&quot;https://docs.google.com/document/d/11OCPMQKRPNgNQOSrGYB4mJLSOelA1TkFR3w1hIO5iF4/edit?usp=sharing&quot;;&quot;A.I. Artificial Intelligence oc photo booth&quot;)" office:value-type="string" office:string-value="A.I. Artificial Intelligence oc photo booth" calcext:value-type="string">
            <text:p>A.I. Artificial Intelligence oc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oc photo booth view</text:p>
          </table:table-cell>
          <table:table-cell/>
          <table:table-cell table:style-name="ce4" office:value-type="string" calcext:value-type="string">
            <text:p><text:a xlink:href="https://docs.google.com/document/d/11OCPMQKRPNgNQOSrGYB4mJLSOelA1TkFR3w1hIO5iF4/view" xlink:type="simple">https://docs.google.com/document/d/11OCPMQKRPNgNQOSrGYB4mJLSOelA1TkFR3w1hIO5iF4/view</text:a></text:p>
          </table:table-cell>
          <table:table-cell table:style-name="ce3" table:formula="of:=HYPERLINK(&quot;https://docs.google.com/document/d/11OCPMQKRPNgNQOSrGYB4mJLSOelA1TkFR3w1hIO5iF4/edit?usp=sharing&quot;;&quot;A.I. Artificial Intelligence oc photo booth&quot;)" office:value-type="string" office:string-value="A.I. Artificial Intelligence oc photo booth" calcext:value-type="string">
            <text:p>A.I. Artificial Intelligence oc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rentals orange county</text:p>
          </table:table-cell>
          <table:table-cell/>
          <table:table-cell table:style-name="ce4" office:value-type="string" calcext:value-type="string">
            <text:p><text:a xlink:href="https://docs.google.com/document/d/15K5z84e7DQKUgEG9EmzH_g0u-owstZg9ORx_H6bhluY/edit?usp=sharing" xlink:type="simple">https://docs.google.com/document/d/15K5z84e7DQKUgEG9EmzH_g0u-owstZg9ORx_H6bhluY/edit?usp=sharing</text:a></text:p>
          </table:table-cell>
          <table:table-cell table:style-name="ce3" table:formula="of:=HYPERLINK(&quot;https://docs.google.com/document/d/15K5z84e7DQKUgEG9EmzH_g0u-owstZg9ORx_H6bhluY/edit?usp=sharing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rentals orange county pub</text:p>
          </table:table-cell>
          <table:table-cell/>
          <table:table-cell table:style-name="ce4" office:value-type="string" calcext:value-type="string">
            <text:p><text:a xlink:href="https://docs.google.com/document/d/15K5z84e7DQKUgEG9EmzH_g0u-owstZg9ORx_H6bhluY/pub" xlink:type="simple">https://docs.google.com/document/d/15K5z84e7DQKUgEG9EmzH_g0u-owstZg9ORx_H6bhluY/pub</text:a></text:p>
          </table:table-cell>
          <table:table-cell table:style-name="ce3" table:formula="of:=HYPERLINK(&quot;https://docs.google.com/document/d/15K5z84e7DQKUgEG9EmzH_g0u-owstZg9ORx_H6bhluY/edit?usp=sharing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rentals orange county view</text:p>
          </table:table-cell>
          <table:table-cell/>
          <table:table-cell table:style-name="ce4" office:value-type="string" calcext:value-type="string">
            <text:p><text:a xlink:href="https://docs.google.com/document/d/15K5z84e7DQKUgEG9EmzH_g0u-owstZg9ORx_H6bhluY/view" xlink:type="simple">https://docs.google.com/document/d/15K5z84e7DQKUgEG9EmzH_g0u-owstZg9ORx_H6bhluY/view</text:a></text:p>
          </table:table-cell>
          <table:table-cell table:style-name="ce3" table:formula="of:=HYPERLINK(&quot;https://docs.google.com/document/d/15K5z84e7DQKUgEG9EmzH_g0u-owstZg9ORx_H6bhluY/edit?usp=sharing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4" table:number-rows-repeated="10484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.I._20_Artificial_20_Intelligence_20_photo_20_booths_20_rent" style:display-name="PageStyle_A.I. Artificial Intelligence photo booths r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6" meta:object-count="0"/>
    <meta:generator>LibreOfficeDev/6.0.5.2$Linux_X86_64 LibreOffice_project/</meta:generator>
  </office:meta>
</office:document-meta>
</file>